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aveSheetsDirectorie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1.129cm"/>
    </style:style>
    <style:style style:name="co16" style:family="table-column">
      <style:table-column-properties fo:break-before="auto" style:column-width="1.937cm"/>
    </style:style>
    <style:style style:name="co17" style:family="table-column">
      <style:table-column-properties fo:break-before="auto" style:column-width="4.736cm"/>
    </style:style>
    <style:style style:name="co18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2]" office:value-type="float" office:value="2">
            <text:p>2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8.17">
            <text:p>38.17</text:p>
          </table:table-cell>
          <table:table-cell table:formula="of:=[.G16]+[.H2]" office:value-type="float" office:value="5313.17">
            <text:p>5313.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]" office:value-type="float" office:value="2">
            <text:p>2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1.32">
            <text:p>1.32</text:p>
          </table:table-cell>
          <table:table-cell table:formula="of:=[.G17]+[.H3]" office:value-type="float" office:value="276.32">
            <text:p>276.3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]" office:value-type="float" office:value="2">
            <text:p>2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9.02">
            <text:p>9.02</text:p>
          </table:table-cell>
          <table:table-cell table:formula="of:=[.G18]+[.H4]" office:value-type="float" office:value="6016.02">
            <text:p>6016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5]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.18">
            <text:p>4.18</text:p>
          </table:table-cell>
          <table:table-cell table:formula="of:=[.G19]+[.H5]" office:value-type="float" office:value="4435.18">
            <text:p>4435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]" office:value-type="float" office:value="2">
            <text:p>2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10.45">
            <text:p>10.45</text:p>
          </table:table-cell>
          <table:table-cell table:formula="of:=[.G20]+[.H6]" office:value-type="float" office:value="260.45">
            <text:p>260.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]" office:value-type="float" office:value="2">
            <text:p>2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1.65">
            <text:p>1.65</text:p>
          </table:table-cell>
          <table:table-cell table:formula="of:=[.G21]+[.H7]" office:value-type="float" office:value="918.65">
            <text:p>918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5.29">
            <text:p>15.29</text:p>
          </table:table-cell>
          <table:table-cell table:formula="of:=[.G22]+[.H8]" office:value-type="float" office:value="2673.29">
            <text:p>2673.2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]" office:value-type="float" office:value="2">
            <text:p>2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-883">
            <text:p>-883</text:p>
          </table:table-cell>
          <table:table-cell table:formula="of:=[.G23]+[.H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701.03">
            <text:p>701.03</text:p>
          </table:table-cell>
          <table:table-cell table:formula="of:=[.G24]+[.H10]" office:value-type="float" office:value="5760.03">
            <text:p>5760.0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1.43">
            <text:p>1.43</text:p>
          </table:table-cell>
          <table:table-cell table:formula="of:=[.G25]+[.H11]" office:value-type="float" office:value="85.43">
            <text:p>85.4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.06">
            <text:p>27.06</text:p>
          </table:table-cell>
          <table:table-cell table:formula="of:=[.G26]+[.H12]" office:value-type="float" office:value="1474.06">
            <text:p>1474.0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5.5">
            <text:p>5.5</text:p>
          </table:table-cell>
          <table:table-cell table:formula="of:=[.G27]+[.H13]" office:value-type="float" office:value="4734.5">
            <text:p>473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]" office:value-type="float" office:value="2">
            <text:p>2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0.34">
            <text:p>10.34</text:p>
          </table:table-cell>
          <table:table-cell table:formula="of:=[.G28]+[.H14]" office:value-type="float" office:value="1183.34">
            <text:p>1183.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5]" office:value-type="float" office:value="2">
            <text:p>2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.48">
            <text:p>7.48</text:p>
          </table:table-cell>
          <table:table-cell table:formula="of:=[.G29]+[.H15]" office:value-type="float" office:value="449.48">
            <text:p>449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6]" office:value-type="float" office:value="3">
            <text:p>3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0.22">
            <text:p>10.22</text:p>
          </table:table-cell>
          <table:table-cell table:formula="of:=[.G30]+[.H16]" office:value-type="float" office:value="5323.39">
            <text:p>5323.3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7]" office:value-type="float" office:value="3">
            <text:p>3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.11">
            <text:p>2.11</text:p>
          </table:table-cell>
          <table:table-cell table:formula="of:=[.G31]+[.H17]" office:value-type="float" office:value="278.43">
            <text:p>278.4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8]" office:value-type="float" office:value="3">
            <text:p>3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">
            <text:p>5</text:p>
          </table:table-cell>
          <table:table-cell table:formula="of:=[.G32]+[.H18]" office:value-type="float" office:value="6021.02">
            <text:p>6021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9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">
            <text:p>1</text:p>
          </table:table-cell>
          <table:table-cell table:formula="of:=[.G33]+[.H19]" office:value-type="float" office:value="4436.18">
            <text:p>4436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20]" office:value-type="float" office:value="3">
            <text:p>3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.11">
            <text:p>0.11</text:p>
          </table:table-cell>
          <table:table-cell table:formula="of:=[.G34]+[.H20]" office:value-type="float" office:value="260.56">
            <text:p>260.5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table:formula="of:=[.G35]+[.H21]" office:value-type="float" office:value="920.65">
            <text:p>920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5.22">
            <text:p>5.22</text:p>
          </table:table-cell>
          <table:table-cell table:formula="of:=[.G36]+[.H22]" office:value-type="float" office:value="2678.51">
            <text:p>2678.51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37]+[.H2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24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0.22">
            <text:p>20.22</text:p>
          </table:table-cell>
          <table:table-cell table:formula="of:=[.G38]+[.H24]" office:value-type="float" office:value="5780.25">
            <text:p>5780.2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25]" office:value-type="float" office:value="3">
            <text:p>3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-85.43">
            <text:p>-85.43</text:p>
          </table:table-cell>
          <table:table-cell table:formula="of:=[.G39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26]" office:value-type="float" office:value="3">
            <text:p>3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6.22">
            <text:p>26.22</text:p>
          </table:table-cell>
          <table:table-cell table:formula="of:=[.G40]+[.H26]" office:value-type="float" office:value="1500.28">
            <text:p>1500.2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27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">
            <text:p>2</text:p>
          </table:table-cell>
          <table:table-cell table:formula="of:=[.G41]+[.H27]" office:value-type="float" office:value="4736.5">
            <text:p>4736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28]" office:value-type="float" office:value="3">
            <text:p>3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11">
            <text:p>2.11</text:p>
          </table:table-cell>
          <table:table-cell table:formula="of:=[.G42]+[.H28]" office:value-type="float" office:value="1185.45">
            <text:p>1185.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">
            <text:p>7</text:p>
          </table:table-cell>
          <table:table-cell table:formula="of:=[.G43]+[.H29]" office:value-type="float" office:value="456.48">
            <text:p>456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30]" office:value-type="float" office:value="4">
            <text:p>4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3.21">
            <text:p>33.21</text:p>
          </table:table-cell>
          <table:table-cell table:formula="of:=[.G44]+[.H30]" office:value-type="float" office:value="5356.6">
            <text:p>5356.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1]" office:value-type="float" office:value="4">
            <text:p>4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table:formula="of:=[.G45]+[.H31]" office:value-type="float" office:value="280.43">
            <text:p>280.4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.11">
            <text:p>5.11</text:p>
          </table:table-cell>
          <table:table-cell table:formula="of:=[.G46]+[.H32]" office:value-type="float" office:value="6026.13">
            <text:p>6026.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33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47]+[.H33]" office:value-type="float" office:value="4440.18">
            <text:p>4440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34]" office:value-type="float" office:value="4">
            <text:p>4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-260.56">
            <text:p>-260.56</text:p>
          </table:table-cell>
          <table:table-cell table:formula="of:=[.G48]+[.H3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35]" office:value-type="float" office:value="4">
            <text:p>4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4.11">
            <text:p>4.11</text:p>
          </table:table-cell>
          <table:table-cell table:formula="of:=[.G49]+[.H35]" office:value-type="float" office:value="924.76">
            <text:p>924.7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7.22">
            <text:p>7.22</text:p>
          </table:table-cell>
          <table:table-cell table:formula="of:=[.G50]+[.H36]" office:value-type="float" office:value="2685.73">
            <text:p>2685.7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37]" office:value-type="float" office:value="4">
            <text:p>4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1]+[.H3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38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05.61">
            <text:p>105.61</text:p>
          </table:table-cell>
          <table:table-cell table:formula="of:=[.G52]+[.H38]" office:value-type="float" office:value="5885.86">
            <text:p>5885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39]" office:value-type="float" office:value="4">
            <text:p>4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53]+[.H3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9.21">
            <text:p>39.21</text:p>
          </table:table-cell>
          <table:table-cell table:formula="of:=[.G54]+[.H40]" office:value-type="float" office:value="1539.49">
            <text:p>1539.4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41]" office:value-type="float" office:value="4">
            <text:p>4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55]+[.H41]" office:value-type="float" office:value="4739.5">
            <text:p>47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42]" office:value-type="float" office:value="4">
            <text:p>4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31.21">
            <text:p>31.21</text:p>
          </table:table-cell>
          <table:table-cell table:formula="of:=[.G56]+[.H42]" office:value-type="float" office:value="1216.66">
            <text:p>1216.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11.33">
            <text:p>11.33</text:p>
          </table:table-cell>
          <table:table-cell table:formula="of:=[.G57]+[.H43]" office:value-type="float" office:value="467.81">
            <text:p>467.8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41.99">
            <text:p>141.99</text:p>
          </table:table-cell>
          <table:table-cell table:formula="of:=[.G58]+[.H44]" office:value-type="float" office:value="5498.59">
            <text:p>5498.5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45]" office:value-type="float" office:value="5">
            <text:p>5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-280.43">
            <text:p>-280.43</text:p>
          </table:table-cell>
          <table:table-cell table:formula="of:=[.G59]+[.H4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6]" office:value-type="float" office:value="5">
            <text:p>5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31.22">
            <text:p>31.22</text:p>
          </table:table-cell>
          <table:table-cell table:formula="of:=[.G60]+[.H46]" office:value-type="float" office:value="6057.35">
            <text:p>6057.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47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5.22">
            <text:p>15.22</text:p>
          </table:table-cell>
          <table:table-cell table:formula="of:=[.G61]+[.H47]" office:value-type="float" office:value="4455.4">
            <text:p>445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48]" office:value-type="float" office:value="5">
            <text:p>5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62]+[.H4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49]" office:value-type="float" office:value="5">
            <text:p>5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34.11">
            <text:p>34.11</text:p>
          </table:table-cell>
          <table:table-cell table:formula="of:=[.G63]+[.H49]" office:value-type="float" office:value="958.87">
            <text:p>958.8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66.22">
            <text:p>66.22</text:p>
          </table:table-cell>
          <table:table-cell table:formula="of:=[.G64]+[.H50]" office:value-type="float" office:value="2751.95">
            <text:p>2751.95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51]" office:value-type="float" office:value="5">
            <text:p>5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5]+[.H51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52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46.95">
            <text:p>146.95</text:p>
          </table:table-cell>
          <table:table-cell table:formula="of:=[.G66]+[.H52]" office:value-type="float" office:value="6032.81">
            <text:p>6032.8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53]" office:value-type="float" office:value="5">
            <text:p>5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67]+[.H5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54]" office:value-type="float" office:value="5">
            <text:p>5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23.87">
            <text:p>223.87</text:p>
          </table:table-cell>
          <table:table-cell table:formula="of:=[.G68]+[.H54]" office:value-type="float" office:value="1763.36">
            <text:p>176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55]" office:value-type="float" office:value="5">
            <text:p>5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5">
            <text:p>35</text:p>
          </table:table-cell>
          <table:table-cell table:formula="of:=[.G69]+[.H55]" office:value-type="float" office:value="4774.5">
            <text:p>477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56]" office:value-type="float" office:value="5">
            <text:p>5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6.22">
            <text:p>16.22</text:p>
          </table:table-cell>
          <table:table-cell table:formula="of:=[.G70]+[.H56]" office:value-type="float" office:value="1232.88">
            <text:p>1232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-467.81">
            <text:p>-467.81</text:p>
          </table:table-cell>
          <table:table-cell table:formula="of:=[.G71]+[.H5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58]" office:value-type="float" office:value="6">
            <text:p>6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269.33">
            <text:p>269.33</text:p>
          </table:table-cell>
          <table:table-cell table:formula="of:=[.G72]+[.H58]" office:value-type="float" office:value="5767.92">
            <text:p>5767.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59]" office:value-type="float" office:value="6">
            <text:p>6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73]+[.H5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60]" office:value-type="float" office:value="6">
            <text:p>6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160.11">
            <text:p>160.11</text:p>
          </table:table-cell>
          <table:table-cell table:formula="of:=[.G74]+[.H60]" office:value-type="float" office:value="6217.46">
            <text:p>6217.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13">
            <text:p>113</text:p>
          </table:table-cell>
          <table:table-cell table:formula="of:=[.G75]+[.H61]" office:value-type="float" office:value="4568.4">
            <text:p>456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2]" office:value-type="float" office:value="6">
            <text:p>6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76]+[.H6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63]" office:value-type="float" office:value="6">
            <text:p>6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-958.87">
            <text:p>-958.87</text:p>
          </table:table-cell>
          <table:table-cell table:formula="of:=[.G77]+[.H6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64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84.33">
            <text:p>184.33</text:p>
          </table:table-cell>
          <table:table-cell table:formula="of:=[.G78]+[.H64]" office:value-type="float" office:value="2936.28">
            <text:p>2936.2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65]" office:value-type="float" office:value="6">
            <text:p>6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79]+[.H65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66]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39.33">
            <text:p>39.33</text:p>
          </table:table-cell>
          <table:table-cell table:formula="of:=[.G80]+[.H66]" office:value-type="float" office:value="6072.14">
            <text:p>6072.1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67]" office:value-type="float" office:value="6">
            <text:p>6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81]+[.H6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8.22">
            <text:p>38.22</text:p>
          </table:table-cell>
          <table:table-cell table:formula="of:=[.G82]+[.H68]" office:value-type="float" office:value="1801.58">
            <text:p>1801.5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69]" office:value-type="float" office:value="6">
            <text:p>6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88.11">
            <text:p>88.11</text:p>
          </table:table-cell>
          <table:table-cell table:formula="of:=[.G83]+[.H69]" office:value-type="float" office:value="4862.61">
            <text:p>4862.6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70]" office:value-type="float" office:value="6">
            <text:p>6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22">
            <text:p>2.22</text:p>
          </table:table-cell>
          <table:table-cell table:formula="of:=[.G84]+[.H70]" office:value-type="float" office:value="1235.1">
            <text:p>1235.1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71]" office:value-type="float" office:value="6">
            <text:p>6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85]+[.H7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72]" office:value-type="float" office:value="7">
            <text:p>7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5.22">
            <text:p>15.22</text:p>
          </table:table-cell>
          <table:table-cell table:formula="of:=[.G86]+[.H72]" office:value-type="float" office:value="5783.14">
            <text:p>5783.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73]" office:value-type="float" office:value="7">
            <text:p>7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87]+[.H7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74]" office:value-type="float" office:value="7">
            <text:p>7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11">
            <text:p>11</text:p>
          </table:table-cell>
          <table:table-cell table:formula="of:=[.G88]+[.H74]" office:value-type="float" office:value="6228.46">
            <text:p>6228.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75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89]+[.H75]" office:value-type="float" office:value="4572.4">
            <text:p>4572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76]" office:value-type="float" office:value="7">
            <text:p>7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90]+[.H7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7]" office:value-type="float" office:value="7">
            <text:p>7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91]+[.H7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78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4">
            <text:p>14</text:p>
          </table:table-cell>
          <table:table-cell table:formula="of:=[.G92]+[.H78]" office:value-type="float" office:value="2950.28">
            <text:p>2950.2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79]" office:value-type="float" office:value="7">
            <text:p>7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93]+[.H7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80]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95.73">
            <text:p>295.73</text:p>
          </table:table-cell>
          <table:table-cell table:formula="of:=[.G94]+[.H80]" office:value-type="float" office:value="6367.87">
            <text:p>6367.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81]" office:value-type="float" office:value="7">
            <text:p>7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95]+[.H8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82]" office:value-type="float" office:value="7">
            <text:p>7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9.07">
            <text:p>279.07</text:p>
          </table:table-cell>
          <table:table-cell table:formula="of:=[.G96]+[.H82]" office:value-type="float" office:value="2080.65">
            <text:p>2080.65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83]" office:value-type="float" office:value="7">
            <text:p>7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97]+[.H83]" office:value-type="float" office:value="4865.61">
            <text:p>4865.6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84]" office:value-type="float" office:value="7">
            <text:p>7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-1235.1">
            <text:p>-1235.1</text:p>
          </table:table-cell>
          <table:table-cell table:formula="of:=[.G98]+[.H8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85]" office:value-type="float" office:value="7">
            <text:p>7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99]+[.H8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86]" office:value-type="float" office:value="8">
            <text:p>8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265.48">
            <text:p>265.48</text:p>
          </table:table-cell>
          <table:table-cell table:formula="of:=[.G100]+[.H86]" office:value-type="float" office:value="6048.62">
            <text:p>6048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87]" office:value-type="float" office:value="8">
            <text:p>8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01]+[.H8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88]" office:value-type="float" office:value="8">
            <text:p>8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46.55">
            <text:p>46.55</text:p>
          </table:table-cell>
          <table:table-cell table:formula="of:=[.G102]+[.H88]" office:value-type="float" office:value="6275.01">
            <text:p>6275.0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89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27.33">
            <text:p>27.33</text:p>
          </table:table-cell>
          <table:table-cell table:formula="of:=[.G103]+[.H89]" office:value-type="float" office:value="4599.73">
            <text:p>4599.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90]" office:value-type="float" office:value="8">
            <text:p>8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04]+[.H9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91]" office:value-type="float" office:value="8">
            <text:p>8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05]+[.H9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92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98.51">
            <text:p>198.51</text:p>
          </table:table-cell>
          <table:table-cell table:formula="of:=[.G106]+[.H92]" office:value-type="float" office:value="3148.79">
            <text:p>3148.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3]" office:value-type="float" office:value="8">
            <text:p>8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07]+[.H9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94]" office:value-type="float" office:value="8">
            <text:p>8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901">
            <text:p>901</text:p>
          </table:table-cell>
          <table:table-cell table:formula="of:=[.G108]+[.H94]" office:value-type="float" office:value="7268.87">
            <text:p>7268.87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95]" office:value-type="float" office:value="8">
            <text:p>8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09]+[.H9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96]" office:value-type="float" office:value="8">
            <text:p>8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table:formula="of:=[.G110]+[.H96]" office:value-type="float" office:value="2080.65">
            <text:p>2080.65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97]" office:value-type="float" office:value="8">
            <text:p>8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5.11">
            <text:p>25.11</text:p>
          </table:table-cell>
          <table:table-cell table:formula="of:=[.G111]+[.H97]" office:value-type="float" office:value="4890.72">
            <text:p>4890.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98]" office:value-type="float" office:value="8">
            <text:p>8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12]+[.H9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99]" office:value-type="float" office:value="8">
            <text:p>8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13]+[.H9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00]" office:value-type="float" office:value="9">
            <text:p>9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209">
            <text:p>1209</text:p>
          </table:table-cell>
          <table:table-cell table:formula="of:=[.G114]+[.H100]" office:value-type="float" office:value="7257.62">
            <text:p>7257.62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01]" office:value-type="float" office:value="9">
            <text:p>9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15]+[.H10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02]" office:value-type="float" office:value="9">
            <text:p>9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484">
            <text:p>484</text:p>
          </table:table-cell>
          <table:table-cell table:formula="of:=[.G116]+[.H102]" office:value-type="float" office:value="6759.01">
            <text:p>6759.0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03]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table:number-columns-repeated="2" office:value-type="float" office:value="395.52">
            <text:p>395.52</text:p>
          </table:table-cell>
          <table:table-cell table:formula="of:=[.G117]+[.H103]" office:value-type="float" office:value="4995.25">
            <text:p>4995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104]" office:value-type="float" office:value="9">
            <text:p>9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18]+[.H10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105]" office:value-type="float" office:value="9">
            <text:p>9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19]+[.H10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106]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-198.51">
            <text:p>-198.51</text:p>
          </table:table-cell>
          <table:table-cell office:value-type="float" office:value="198.51">
            <text:p>198.51</text:p>
          </table:table-cell>
          <table:table-cell table:formula="of:=[.G120]+[.H106]" office:value-type="float" office:value="3347.3">
            <text:p>3347.3</text:p>
          </table:table-cell>
          <table:table-cell office:value-type="string">
            <text:p>Excluded</text:p>
          </table:table-cell>
          <table:table-cell office:value-type="float" office:value="9">
            <text:p>9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107]" office:value-type="float" office:value="9">
            <text:p>9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21]+[.H10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8]" office:value-type="float" office:value="9">
            <text:p>9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table:formula="of:=[.G122]+[.H108]" office:value-type="float" office:value="7268.87">
            <text:p>7268.87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09]" office:value-type="float" office:value="9">
            <text:p>9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23]+[.H10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10]" office:value-type="float" office:value="9">
            <text:p>9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-2080.65">
            <text:p>-2080.6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11]" office:value-type="float" office:value="9">
            <text:p>9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77.54">
            <text:p>377.54</text:p>
          </table:table-cell>
          <table:table-cell table:formula="of:=[.G125]+[.H111]" office:value-type="float" office:value="5268.26">
            <text:p>5268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12]" office:value-type="float" office:value="9">
            <text:p>9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26]+[.H1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13]" office:value-type="float" office:value="9">
            <text:p>9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27]+[.H1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14]" office:value-type="float" office:value="10">
            <text:p>10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table:formula="of:=[.G128]+[.H114]" office:value-type="float" office:value="7257.62">
            <text:p>7257.62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15]" office:value-type="float" office:value="10">
            <text:p>10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29]+[.H1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16]" office:value-type="float" office:value="10">
            <text:p>10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table:formula="of:=[.G130]+[.H116]" office:value-type="float" office:value="6759.01">
            <text:p>6759.0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17]" office:value-type="float" office:value="10">
            <text:p>10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395.52">
            <text:p>395.52</text:p>
          </table:table-cell>
          <table:table-cell office:value-type="float" office:value="98">
            <text:p>98</text:p>
          </table:table-cell>
          <table:table-cell table:formula="of:=[.G131]+[.H117]" office:value-type="float" office:value="5093.25">
            <text:p>5093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118]" office:value-type="float" office:value="10">
            <text:p>10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32]+[.H11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119]" office:value-type="float" office:value="10">
            <text:p>10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33]+[.H1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120]" office:value-type="float" office:value="10">
            <text:p>10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-198.51">
            <text:p>-198.51</text:p>
          </table:table-cell>
          <table:table-cell office:value-type="float" office:value="-3347.3">
            <text:p>-3347.3</text:p>
          </table:table-cell>
          <table:table-cell table:formula="of:=[.G134]+[.H12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9">
            <text:p>9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121]" office:value-type="float" office:value="10">
            <text:p>10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35]+[.H121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22]" office:value-type="float" office:value="10">
            <text:p>10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table:formula="of:=[.G136]+[.H122]" office:value-type="float" office:value="7268.87">
            <text:p>7268.87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23]" office:value-type="float" office:value="10">
            <text:p>10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37]+[.H1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4]" office:value-type="float" office:value="10">
            <text:p>10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25]" office:value-type="float" office:value="10">
            <text:p>10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65">
            <text:p>65</text:p>
          </table:table-cell>
          <table:table-cell table:formula="of:=[.G139]+[.H125]" office:value-type="float" office:value="5333.26">
            <text:p>5333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26]" office:value-type="float" office:value="10">
            <text:p>10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40]+[.H12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27]" office:value-type="float" office:value="10">
            <text:p>10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41]+[.H12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28]" office:value-type="float" office:value="11">
            <text:p>1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table:formula="of:=[.G142]+[.H128]" office:value-type="float" office:value="7257.62">
            <text:p>7257.62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29]" office:value-type="float" office:value="11">
            <text:p>1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43]+[.H12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30]" office:value-type="float" office:value="11">
            <text:p>1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table:formula="of:=[.G144]+[.H130]" office:value-type="float" office:value="6759.01">
            <text:p>6759.01</text:p>
          </table:table-cell>
          <table:table-cell office:value-type="string">
            <text:p>Elected</text:p>
          </table:table-cell>
          <table:table-cell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31]" office:value-type="float" office:value="11">
            <text:p>1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395.52">
            <text:p>395.52</text:p>
          </table:table-cell>
          <table:table-cell office:value-type="float" office:value="317.59">
            <text:p>317.59</text:p>
          </table:table-cell>
          <table:table-cell table:formula="of:=[.G145]+[.H131]" office:value-type="float" office:value="5410.84">
            <text:p>5410.84</text:p>
          </table:table-cell>
          <table:table-cell office:value-type="string">
            <text:p>Excluded</text:p>
          </table:table-cell>
          <table:table-cell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132]" office:value-type="float" office:value="11">
            <text:p>1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46]+[.H13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133]" office:value-type="float" office:value="11">
            <text:p>1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47]+[.H13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134]" office:value-type="float" office:value="11">
            <text:p>1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-198.51">
            <text:p>-198.51</text:p>
          </table:table-cell>
          <table:table-cell office:value-type="float" office:value="0">
            <text:p>0</text:p>
          </table:table-cell>
          <table:table-cell table:formula="of:=[.G148]+[.H13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0">
            <text:p>10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135]" office:value-type="float" office:value="11">
            <text:p>1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49]+[.H135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36]" office:value-type="float" office:value="11">
            <text:p>1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table:formula="of:=[.H150]-[.H136]" office:value-type="float" office:value="-541.869999999999">
            <text:p>-541.87</text:p>
          </table:table-cell>
          <table:table-cell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37]" office:value-type="float" office:value="11">
            <text:p>1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51]+[.H13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38]" office:value-type="float" office:value="11">
            <text:p>1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9]" office:value-type="float" office:value="11">
            <text:p>1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08.39">
            <text:p>208.39</text:p>
          </table:table-cell>
          <table:table-cell table:formula="of:=[.G153]+[.H139]" office:value-type="float" office:value="5541.65">
            <text:p>5541.65</text:p>
          </table:table-cell>
          <table:table-cell office:value-type="string">
            <text:p>Elected</text:p>
          </table:table-cell>
          <table:table-cell office:value-type="float" office:value="11">
            <text:p>1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0]" office:value-type="float" office:value="11">
            <text:p>1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54]+[.H14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41]" office:value-type="float" office:value="11">
            <text:p>1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55]+[.H14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42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]"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15]-[.H2]" office:value-type="float" office:value="8">
            <text:p>8</text:p>
          </table:table-cell>
          <table:table-cell office:value-type="float" office:value="4843">
            <text:p>48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3]" office:value-type="float" office:value="2">
            <text:p>2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16]-[.H3]" office:value-type="float" office:value="54">
            <text:p>54</text:p>
          </table:table-cell>
          <table:table-cell office:value-type="float" office:value="5983">
            <text:p>598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]" office:value-type="float" office:value="2">
            <text:p>2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17]-[.H4]" office:value-type="float" office:value="50">
            <text:p>50</text:p>
          </table:table-cell>
          <table:table-cell office:value-type="float" office:value="2103">
            <text:p>210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]" office:value-type="float" office:value="2">
            <text:p>2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18]-[.H5]" office:value-type="float" office:value="290">
            <text:p>290</text:p>
          </table:table-cell>
          <table:table-cell office:value-type="float" office:value="1849">
            <text:p>184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6]" office:value-type="float" office:value="2">
            <text:p>2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19]-[.H6]" office:value-type="float" office:value="39">
            <text:p>39</text:p>
          </table:table-cell>
          <table:table-cell office:value-type="float" office:value="2457">
            <text:p>24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20]-[.H7]" office:value-type="float" office:value="5">
            <text:p>5</text:p>
          </table:table-cell>
          <table:table-cell office:value-type="float" office:value="4423">
            <text:p>44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8]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21]-[.H8]" office:value-type="float" office:value="54">
            <text:p>54</text:p>
          </table:table-cell>
          <table:table-cell office:value-type="float" office:value="6329">
            <text:p>63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9]" office:value-type="float" office:value="2">
            <text:p>2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22]-[.H9]" office:value-type="float" office:value="142">
            <text:p>142</text:p>
          </table:table-cell>
          <table:table-cell office:value-type="float" office:value="5573">
            <text:p>557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10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23]-[.H10]" office:value-type="float" office:value="312">
            <text:p>312</text:p>
          </table:table-cell>
          <table:table-cell office:value-type="float" office:value="3799">
            <text:p>379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11]" office:value-type="float" office:value="2">
            <text:p>2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24]-[.H11]" office:value-type="float" office:value="13">
            <text:p>13</text:p>
          </table:table-cell>
          <table:table-cell office:value-type="float" office:value="4069">
            <text:p>40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12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25]-[.H12]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13]" office:value-type="float" office:value="2">
            <text:p>2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26]-[.H13]" office:value-type="float" office:value="-711">
            <text:p>-71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14]" office:value-type="float" office:value="2">
            <text:p>2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27]-[.H14]" office:value-type="float" office:value="-248">
            <text:p>-2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15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28]-[.H15]" office:value-type="float" office:value="22">
            <text:p>22</text:p>
          </table:table-cell>
          <table:table-cell office:value-type="float" office:value="4865">
            <text:p>48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16]" office:value-type="float" office:value="3">
            <text:p>3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29]-[.H16]" office:value-type="float" office:value="168">
            <text:p>168</text:p>
          </table:table-cell>
          <table:table-cell office:value-type="float" office:value="6151">
            <text:p>61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17]" office:value-type="float" office:value="3">
            <text:p>3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30]-[.H17]" office:value-type="float" office:value="71">
            <text:p>71</text:p>
          </table:table-cell>
          <table:table-cell office:value-type="float" office:value="2174">
            <text:p>2174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18]" office:value-type="float" office:value="3">
            <text:p>3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31]-[.H18]" office:value-type="float" office:value="-1849">
            <text:p>-184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19]" office:value-type="float" office:value="3">
            <text:p>3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32]-[.H19]" office:value-type="float" office:value="60">
            <text:p>60</text:p>
          </table:table-cell>
          <table:table-cell office:value-type="float" office:value="2517">
            <text:p>25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33]-[.H20]" office:value-type="float" office:value="6">
            <text:p>6</text:p>
          </table:table-cell>
          <table:table-cell office:value-type="float" office:value="4429">
            <text:p>44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21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34]-[.H21]" office:value-type="float" office:value="243">
            <text:p>243</text:p>
          </table:table-cell>
          <table:table-cell office:value-type="float" office:value="6572">
            <text:p>657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22]" office:value-type="float" office:value="3">
            <text:p>3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35]-[.H22]" office:value-type="float" office:value="503">
            <text:p>503</text:p>
          </table:table-cell>
          <table:table-cell office:value-type="float" office:value="6076">
            <text:p>607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36]-[.H23]" office:value-type="float" office:value="555">
            <text:p>555</text:p>
          </table:table-cell>
          <table:table-cell office:value-type="float" office:value="4354">
            <text:p>435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24]" office:value-type="float" office:value="3">
            <text:p>3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37]-[.H24]" office:value-type="float" office:value="10">
            <text:p>10</text:p>
          </table:table-cell>
          <table:table-cell office:value-type="float" office:value="4079">
            <text:p>40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25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38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26]" office:value-type="float" office:value="3">
            <text:p>3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39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27]" office:value-type="float" office:value="3">
            <text:p>3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8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41]-[.H28]" office:value-type="float" office:value="371">
            <text:p>371</text:p>
          </table:table-cell>
          <table:table-cell office:value-type="float" office:value="5236">
            <text:p>52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29]" office:value-type="float" office:value="4">
            <text:p>4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42]-[.H29]" office:value-type="float" office:value="4">
            <text:p>4</text:p>
          </table:table-cell>
          <table:table-cell office:value-type="float" office:value="6155">
            <text:p>6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30]" office:value-type="float" office:value="4">
            <text:p>4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43]-[.H30]" office:value-type="float" office:value="-2174">
            <text:p>-217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31]" office:value-type="float" office:value="4">
            <text:p>4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45]-[.H32]" office:value-type="float" office:value="624">
            <text:p>624</text:p>
          </table:table-cell>
          <table:table-cell office:value-type="float" office:value="3141">
            <text:p>314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33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46]-[.H33]" office:value-type="float" office:value="508">
            <text:p>508</text:p>
          </table:table-cell>
          <table:table-cell office:value-type="float" office:value="4937">
            <text:p>49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34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47]-[.H34]" office:value-type="float" office:value="10">
            <text:p>10</text:p>
          </table:table-cell>
          <table:table-cell office:value-type="float" office:value="6582">
            <text:p>658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35]" office:value-type="float" office:value="4">
            <text:p>4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48]-[.H35]" office:value-type="float" office:value="49">
            <text:p>49</text:p>
          </table:table-cell>
          <table:table-cell office:value-type="float" office:value="6125">
            <text:p>61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36]" office:value-type="float" office:value="4">
            <text:p>4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49]-[.H36]" office:value-type="float" office:value="161">
            <text:p>161</text:p>
          </table:table-cell>
          <table:table-cell office:value-type="float" office:value="4515">
            <text:p>451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37]" office:value-type="float" office:value="4">
            <text:p>4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50]-[.H37]" office:value-type="float" office:value="293">
            <text:p>293</text:p>
          </table:table-cell>
          <table:table-cell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38]" office:value-type="float" office:value="4">
            <text:p>4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39]" office:value-type="float" office:value="4">
            <text:p>4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52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41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54]-[.H41]" office:value-type="float" office:value="766">
            <text:p>766</text:p>
          </table:table-cell>
          <table:table-cell office:value-type="float" office:value="6002">
            <text:p>60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42]" office:value-type="float" office:value="5">
            <text:p>5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55]-[.H42]" office:value-type="float" office:value="3">
            <text:p>3</text:p>
          </table:table-cell>
          <table:table-cell office:value-type="float" office:value="6158">
            <text:p>61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3]" office:value-type="float" office:value="5">
            <text:p>5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44]" office:value-type="float" office:value="5">
            <text:p>5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45]" office:value-type="float" office:value="5">
            <text:p>5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58]-[.H45]" office:value-type="float" office:value="-3141">
            <text:p>-314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46]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59]-[.H46]" office:value-type="float" office:value="323">
            <text:p>323</text:p>
          </table:table-cell>
          <table:table-cell office:value-type="float" office:value="5260">
            <text:p>526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47]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60]-[.H47]" office:value-type="float" office:value="9">
            <text:p>9</text:p>
          </table:table-cell>
          <table:table-cell office:value-type="float" office:value="6591">
            <text:p>6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48]" office:value-type="float" office:value="5">
            <text:p>5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61]-[.H48]" office:value-type="float" office:value="537">
            <text:p>537</text:p>
          </table:table-cell>
          <table:table-cell office:value-type="float" office:value="6662">
            <text:p>666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49]" office:value-type="float" office:value="5">
            <text:p>5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62]-[.H49]" office:value-type="float" office:value="742">
            <text:p>742</text:p>
          </table:table-cell>
          <table:table-cell office:value-type="float" office:value="5257">
            <text:p>525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50]" office:value-type="float" office:value="5">
            <text:p>5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63]-[.H50]" office:value-type="float" office:value="337">
            <text:p>337</text:p>
          </table:table-cell>
          <table:table-cell office:value-type="float" office:value="4709">
            <text:p>4709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51]" office:value-type="float" office:value="5">
            <text:p>5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52]" office:value-type="float" office:value="5">
            <text:p>5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65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53]" office:value-type="float" office:value="5">
            <text:p>5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54]" office:value-type="float" office:value="6">
            <text:p>6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67]-[.H54]" office:value-type="float" office:value="2456">
            <text:p>2456</text:p>
          </table:table-cell>
          <table:table-cell office:value-type="float" office:value="8458">
            <text:p>845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55]" office:value-type="float" office:value="6">
            <text:p>6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68]-[.H55]" office:value-type="float" office:value="1">
            <text:p>1</text:p>
          </table:table-cell>
          <table:table-cell office:value-type="float" office:value="6159">
            <text:p>615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56]" office:value-type="float" office:value="6">
            <text:p>6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7]" office:value-type="float" office:value="6">
            <text:p>6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58]" office:value-type="float" office:value="6">
            <text:p>6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71]-[.H5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59]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72]-[.H59]" office:value-type="float" office:value="2016">
            <text:p>2016</text:p>
          </table:table-cell>
          <table:table-cell office:value-type="float" office:value="7276">
            <text:p>72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60]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73]-[.H60]" office:value-type="float" office:value="2">
            <text:p>2</text:p>
          </table:table-cell>
          <table:table-cell office:value-type="float" office:value="6593">
            <text:p>659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61]" office:value-type="float" office:value="6">
            <text:p>6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74]-[.H61]" office:value-type="float" office:value="30">
            <text:p>30</text:p>
          </table:table-cell>
          <table:table-cell office:value-type="float" office:value="6692">
            <text:p>66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62]" office:value-type="float" office:value="6">
            <text:p>6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75]-[.H62]" office:value-type="float" office:value="39">
            <text:p>39</text:p>
          </table:table-cell>
          <table:table-cell office:value-type="float" office:value="5296">
            <text:p>52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63]" office:value-type="float" office:value="6">
            <text:p>6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76]-[.H63]" office:value-type="float" office:value="-4709">
            <text:p>-47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64]" office:value-type="float" office:value="6">
            <text:p>6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65]" office:value-type="float" office:value="6">
            <text:p>6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78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66]" office:value-type="float" office:value="6">
            <text:p>6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67]" office:value-type="float" office:value="7">
            <text:p>7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80]-[.H67]" office:value-type="float" office:value="-1543">
            <text:p>-1543</text:p>
          </table:table-cell>
          <table:table-cell office:value-type="float" office:value="6915">
            <text:p>6915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68]" office:value-type="float" office:value="7">
            <text:p>7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81]-[.H68]" office:value-type="float" office:value="5">
            <text:p>5</text:p>
          </table:table-cell>
          <table:table-cell office:value-type="float" office:value="6164">
            <text:p>6164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69]" office:value-type="float" office:value="7">
            <text:p>7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82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70]" office:value-type="float" office:value="7">
            <text:p>7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71]" office:value-type="float" office:value="7">
            <text:p>7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84]-[.H7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2]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85]-[.H72]" office:value-type="float" office:value="0">
            <text:p>0</text:p>
          </table:table-cell>
          <table:table-cell office:value-type="float" office:value="7276">
            <text:p>72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73]" office:value-type="float" office:value="7">
            <text:p>7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86]-[.H73]" office:value-type="float" office:value="2">
            <text:p>2</text:p>
          </table:table-cell>
          <table:table-cell office:value-type="float" office:value="6595">
            <text:p>6595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74]" office:value-type="float" office:value="7">
            <text:p>7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87]-[.H74]" office:value-type="float" office:value="114">
            <text:p>114</text:p>
          </table:table-cell>
          <table:table-cell office:value-type="float" office:value="6806">
            <text:p>680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75]" office:value-type="float" office:value="7">
            <text:p>7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88]-[.H75]" office:value-type="float" office:value="312">
            <text:p>312</text:p>
          </table:table-cell>
          <table:table-cell office:value-type="float" office:value="5608">
            <text:p>560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76]" office:value-type="float" office:value="7">
            <text:p>7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89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77]" office:value-type="float" office:value="7">
            <text:p>7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90]-[.H7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78]" office:value-type="float" office:value="7">
            <text:p>7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91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79]" office:value-type="float" office:value="7">
            <text:p>7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48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5.78">
            <text:p>45.78</text:p>
          </table:table-cell>
          <table:table-cell table:formula="of:=[.G16]+[.H2]" office:value-type="float" office:value="4292.78">
            <text:p>4292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37.26">
            <text:p>37.26</text:p>
          </table:table-cell>
          <table:table-cell table:formula="of:=[.G17]+[.H3]" office:value-type="float" office:value="5632.26">
            <text:p>5632.2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8.76">
            <text:p>8.76</text:p>
          </table:table-cell>
          <table:table-cell table:formula="of:=[.G18]+[.H4]" office:value-type="float" office:value="539.76">
            <text:p>539.76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1.68">
            <text:p>61.68</text:p>
          </table:table-cell>
          <table:table-cell table:formula="of:=[.G19]+[.H5]" office:value-type="float" office:value="1855.68">
            <text:p>1855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97.28">
            <text:p>197.28</text:p>
          </table:table-cell>
          <table:table-cell table:formula="of:=[.G20]+[.H6]" office:value-type="float" office:value="6756.28">
            <text:p>6756.2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table:formula="of:=[.G21]+[.H7]" office:value-type="float" office:value="3866">
            <text:p>3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.36">
            <text:p>0.36</text:p>
          </table:table-cell>
          <table:table-cell table:formula="of:=[.G22]+[.H8]" office:value-type="float" office:value="703.36">
            <text:p>703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table:formula="of:=[.G23]+[.H9]" office:value-type="float" office:value="200.48">
            <text:p>200.48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5.22">
            <text:p>5.22</text:p>
          </table:table-cell>
          <table:table-cell table:formula="of:=[.G24]+[.H10]" office:value-type="float" office:value="168.22">
            <text:p>168.22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7.96">
            <text:p>27.96</text:p>
          </table:table-cell>
          <table:table-cell table:formula="of:=[.G25]+[.H11]" office:value-type="float" office:value="2080.96">
            <text:p>2080.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29.58">
            <text:p>29.58</text:p>
          </table:table-cell>
          <table:table-cell table:formula="of:=[.G26]+[.H12]" office:value-type="float" office:value="789.58">
            <text:p>789.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-434">
            <text:p>-434</text:p>
          </table:table-cell>
          <table:table-cell table:formula="of:=[.G27]+[.H1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.78">
            <text:p>0.78</text:p>
          </table:table-cell>
          <table:table-cell table:formula="of:=[.G28]+[.H14]" office:value-type="float" office:value="4446.78">
            <text:p>4446.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.08">
            <text:p>1.08</text:p>
          </table:table-cell>
          <table:table-cell table:formula="of:=[.G29]+[.H15]" office:value-type="float" office:value="4530.08">
            <text:p>4530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16]" office:value-type="float" office:value="3">
            <text:p>3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8.96">
            <text:p>48.96</text:p>
          </table:table-cell>
          <table:table-cell table:formula="of:=[.G30]+[.H16]" office:value-type="float" office:value="4341.74">
            <text:p>4341.7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40.24">
            <text:p>40.24</text:p>
          </table:table-cell>
          <table:table-cell table:formula="of:=[.G31]+[.H17]" office:value-type="float" office:value="5672.5">
            <text:p>5672.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18]" office:value-type="float" office:value="3">
            <text:p>3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26.66">
            <text:p>26.66</text:p>
          </table:table-cell>
          <table:table-cell table:formula="of:=[.G32]+[.H18]" office:value-type="float" office:value="566.42">
            <text:p>566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19]" office:value-type="float" office:value="3">
            <text:p>3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10.24">
            <text:p>10.24</text:p>
          </table:table-cell>
          <table:table-cell table:formula="of:=[.G33]+[.H19]" office:value-type="float" office:value="1865.92">
            <text:p>1865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31.84">
            <text:p>31.84</text:p>
          </table:table-cell>
          <table:table-cell table:formula="of:=[.G34]+[.H20]" office:value-type="float" office:value="6788.12">
            <text:p>6788.1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21]" office:value-type="float" office:value="3">
            <text:p>3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66.12">
            <text:p>66.12</text:p>
          </table:table-cell>
          <table:table-cell table:formula="of:=[.G35]+[.H21]" office:value-type="float" office:value="3932.12">
            <text:p>3932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14">
            <text:p>14</text:p>
          </table:table-cell>
          <table:table-cell table:formula="of:=[.G36]+[.H22]" office:value-type="float" office:value="717.36">
            <text:p>717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23]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-200.48">
            <text:p>-200.48</text:p>
          </table:table-cell>
          <table:table-cell table:formula="of:=[.G37]+[.H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24]" office:value-type="float" office:value="3">
            <text:p>3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-168.22">
            <text:p>-168.22</text:p>
          </table:table-cell>
          <table:table-cell table:formula="of:=[.G38]+[.H2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25]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14.42">
            <text:p>14.42</text:p>
          </table:table-cell>
          <table:table-cell table:formula="of:=[.G39]+[.H25]" office:value-type="float" office:value="2095.38">
            <text:p>2095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26]" office:value-type="float" office:value="3">
            <text:p>3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39.14">
            <text:p>39.14</text:p>
          </table:table-cell>
          <table:table-cell table:formula="of:=[.G40]+[.H26]" office:value-type="float" office:value="828.72">
            <text:p>828.7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27]" office:value-type="float" office:value="3">
            <text:p>3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41]+[.H27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28]" office:value-type="float" office:value="3">
            <text:p>3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22.06">
            <text:p>22.06</text:p>
          </table:table-cell>
          <table:table-cell table:formula="of:=[.G42]+[.H28]" office:value-type="float" office:value="4468.84">
            <text:p>4468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21">
            <text:p>21</text:p>
          </table:table-cell>
          <table:table-cell table:formula="of:=[.G43]+[.H29]" office:value-type="float" office:value="4551.08">
            <text:p>4551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30]" office:value-type="float" office:value="4">
            <text:p>4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181.34">
            <text:p>181.34</text:p>
          </table:table-cell>
          <table:table-cell table:formula="of:=[.G44]+[.H30]" office:value-type="float" office:value="4523.08">
            <text:p>4523.0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31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67.9">
            <text:p>67.9</text:p>
          </table:table-cell>
          <table:table-cell table:formula="of:=[.G45]+[.H31]" office:value-type="float" office:value="5740.4">
            <text:p>5740.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32]" office:value-type="float" office:value="4">
            <text:p>4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-566.42">
            <text:p>-566.42</text:p>
          </table:table-cell>
          <table:table-cell table:formula="of:=[.G46]+[.H3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33]" office:value-type="float" office:value="4">
            <text:p>4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27.5">
            <text:p>27.5</text:p>
          </table:table-cell>
          <table:table-cell table:formula="of:=[.G47]+[.H33]" office:value-type="float" office:value="1893.42">
            <text:p>1893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34]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51.44">
            <text:p>51.44</text:p>
          </table:table-cell>
          <table:table-cell table:formula="of:=[.G48]+[.H34]" office:value-type="float" office:value="6839.56">
            <text:p>6839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35]" office:value-type="float" office:value="4">
            <text:p>4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3">
            <text:p>23</text:p>
          </table:table-cell>
          <table:table-cell table:formula="of:=[.G49]+[.H35]" office:value-type="float" office:value="3955.12">
            <text:p>3955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7.12">
            <text:p>7.12</text:p>
          </table:table-cell>
          <table:table-cell table:formula="of:=[.G50]+[.H36]" office:value-type="float" office:value="724.48">
            <text:p>724.48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37]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51]+[.H3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38]" office:value-type="float" office:value="4">
            <text:p>4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52]+[.H3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39]" office:value-type="float" office:value="4">
            <text:p>4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3.54">
            <text:p>23.54</text:p>
          </table:table-cell>
          <table:table-cell table:formula="of:=[.G53]+[.H39]" office:value-type="float" office:value="2118.92">
            <text:p>2118.9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40]" office:value-type="float" office:value="4">
            <text:p>4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142.14">
            <text:p>142.14</text:p>
          </table:table-cell>
          <table:table-cell table:formula="of:=[.G54]+[.H40]" office:value-type="float" office:value="970.86">
            <text:p>970.8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41]" office:value-type="float" office:value="4">
            <text:p>4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5]+[.H41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42]" office:value-type="float" office:value="4">
            <text:p>4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8">
            <text:p>8</text:p>
          </table:table-cell>
          <table:table-cell table:formula="of:=[.G56]+[.H42]" office:value-type="float" office:value="4476.84">
            <text:p>4476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3">
            <text:p>3</text:p>
          </table:table-cell>
          <table:table-cell table:formula="of:=[.G57]+[.H43]" office:value-type="float" office:value="4554.08">
            <text:p>455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44]" office:value-type="float" office:value="5">
            <text:p>5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550.88">
            <text:p>550.88</text:p>
          </table:table-cell>
          <table:table-cell table:formula="of:=[.G58]+[.H44]" office:value-type="float" office:value="5073.96">
            <text:p>5073.9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125.98">
            <text:p>125.98</text:p>
          </table:table-cell>
          <table:table-cell table:formula="of:=[.G59]+[.H45]" office:value-type="float" office:value="5866.38">
            <text:p>5866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46]" office:value-type="float" office:value="5">
            <text:p>5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60]+[.H4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47]" office:value-type="float" office:value="5">
            <text:p>5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8.8">
            <text:p>68.8</text:p>
          </table:table-cell>
          <table:table-cell table:formula="of:=[.G61]+[.H47]" office:value-type="float" office:value="1962.22">
            <text:p>1962.2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48]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41.98">
            <text:p>141.98</text:p>
          </table:table-cell>
          <table:table-cell table:formula="of:=[.G62]+[.H48]" office:value-type="float" office:value="6981.54">
            <text:p>6981.5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85.3">
            <text:p>285.3</text:p>
          </table:table-cell>
          <table:table-cell table:formula="of:=[.G63]+[.H49]" office:value-type="float" office:value="4240.42">
            <text:p>4240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-724.48">
            <text:p>-724.48</text:p>
          </table:table-cell>
          <table:table-cell table:formula="of:=[.G64]+[.H5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51]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65]+[.H5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52]" office:value-type="float" office:value="5">
            <text:p>5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66]+[.H5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53]" office:value-type="float" office:value="5">
            <text:p>5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66.42">
            <text:p>66.42</text:p>
          </table:table-cell>
          <table:table-cell table:formula="of:=[.G67]+[.H53]" office:value-type="float" office:value="2185.34">
            <text:p>2185.3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54]" office:value-type="float" office:value="5">
            <text:p>5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-970.86">
            <text:p>-970.86</text:p>
          </table:table-cell>
          <table:table-cell table:formula="of:=[.G68]+[.H5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55]" office:value-type="float" office:value="5">
            <text:p>5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9]+[.H55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56]" office:value-type="float" office:value="5">
            <text:p>5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179.06">
            <text:p>179.06</text:p>
          </table:table-cell>
          <table:table-cell table:formula="of:=[.G70]+[.H56]" office:value-type="float" office:value="4655.9">
            <text:p>4655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50">
            <text:p>150</text:p>
          </table:table-cell>
          <table:table-cell table:formula="of:=[.G71]+[.H57]" office:value-type="float" office:value="4704.08">
            <text:p>470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58]" office:value-type="float" office:value="6">
            <text:p>6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table:formula="of:=[.H72]-[.H58]" office:value-type="float" office:value="376.04">
            <text:p>376.04</text:p>
          </table:table-cell>
          <table:table-cell office:value-type="float" office:value="5450">
            <text:p>545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59]" office:value-type="float" office:value="6">
            <text:p>6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table:formula="of:=[.H73]-[.H59]" office:value-type="float" office:value="1824">
            <text:p>1824</text:p>
          </table:table-cell>
          <table:table-cell office:value-type="float" office:value="7690.38">
            <text:p>7690.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60]" office:value-type="float" office:value="6">
            <text:p>6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74]+[.H6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61]" office:value-type="float" office:value="6">
            <text:p>6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-1962.22">
            <text:p>-1962.22</text:p>
          </table:table-cell>
          <table:table-cell table:formula="of:=[.G75]+[.H6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62]" office:value-type="float" office:value="6">
            <text:p>6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table:formula="of:=[.H76]-[.H62]" office:value-type="float" office:value="1671">
            <text:p>1671</text:p>
          </table:table-cell>
          <table:table-cell office:value-type="float" office:value="8652.54">
            <text:p>8652.5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63]" office:value-type="float" office:value="6">
            <text:p>6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table:formula="of:=[.H77]-[.H63]" office:value-type="float" office:value="97.3800000000001">
            <text:p>97.38</text:p>
          </table:table-cell>
          <table:table-cell office:value-type="float" office:value="4337.8">
            <text:p>4337.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64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table:formula="of:=[.G78]+[.H6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65]" office:value-type="float" office:value="6">
            <text:p>6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79]+[.H6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66]" office:value-type="float" office:value="6">
            <text:p>6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80]+[.H6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67]" office:value-type="float" office:value="6">
            <text:p>6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table:formula="of:=[.H81]-[.H67]" office:value-type="float" office:value="-2185.34">
            <text:p>-2185.3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68]" office:value-type="float" office:value="6">
            <text:p>6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table:formula="of:=[.G82]+[.H6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69]" office:value-type="float" office:value="6">
            <text:p>6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83]+[.H69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70]" office:value-type="float" office:value="6">
            <text:p>6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table:formula="of:=[.H84]-[.H70]" office:value-type="float" office:value="20.3599999999997">
            <text:p>20.36</text:p>
          </table:table-cell>
          <table:table-cell office:value-type="float" office:value="4676.26">
            <text:p>4676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71]" office:value-type="float" office:value="6">
            <text:p>6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table:formula="of:=[.H85]-[.H71]" office:value-type="float" office:value="11.1800000000003">
            <text:p>11.18</text:p>
          </table:table-cell>
          <table:table-cell office:value-type="float" office:value="4715.26">
            <text:p>4715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72]" office:value-type="float" office:value="7">
            <text:p>7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table:formula="of:=[.H86]-[.H72]" office:value-type="float" office:value="894">
            <text:p>894</text:p>
          </table:table-cell>
          <table:table-cell office:value-type="float" office:value="6344">
            <text:p>634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73]" office:value-type="float" office:value="7">
            <text:p>7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table:formula="of:=[.H87]-[.H73]" office:value-type="float" office:value="0">
            <text:p>0</text:p>
          </table:table-cell>
          <table:table-cell office:value-type="float" office:value="7690.38">
            <text:p>7690.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74]" office:value-type="float" office:value="7">
            <text:p>7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88]+[.H7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75]" office:value-type="float" office:value="7">
            <text:p>7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76]" office:value-type="float" office:value="7">
            <text:p>7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table:formula="of:=[.H90]-[.H76]" office:value-type="float" office:value="-1476.54">
            <text:p>-1476.54</text:p>
          </table:table-cell>
          <table:table-cell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77]" office:value-type="float" office:value="7">
            <text:p>7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table:formula="of:=[.H91]-[.H77]" office:value-type="float" office:value="310">
            <text:p>310</text:p>
          </table:table-cell>
          <table:table-cell office:value-type="float" office:value="4647.8">
            <text:p>4647.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78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table:formula="of:=[.G92]+[.H7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79]" office:value-type="float" office:value="7">
            <text:p>7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93]+[.H7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80]" office:value-type="float" office:value="7">
            <text:p>7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94]+[.H8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81]" office:value-type="float" office:value="7">
            <text:p>7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table:formula="of:=[.H95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82]" office:value-type="float" office:value="7">
            <text:p>7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table:formula="of:=[.G96]+[.H8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83]" office:value-type="float" office:value="7">
            <text:p>7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97]+[.H8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84]" office:value-type="float" office:value="7">
            <text:p>7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table:formula="of:=[.H98]-[.H84]" office:value-type="float" office:value="19">
            <text:p>19</text:p>
          </table:table-cell>
          <table:table-cell office:value-type="float" office:value="4695.26">
            <text:p>4695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85]" office:value-type="float" office:value="7">
            <text:p>7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table:formula="of:=[.H99]-[.H85]" office:value-type="float" office:value="11">
            <text:p>11</text:p>
          </table:table-cell>
          <table:table-cell office:value-type="float" office:value="4726.26">
            <text:p>4726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86]" office:value-type="float" office:value="8">
            <text:p>8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table:formula="of:=[.H100]-[.H86]" office:value-type="float" office:value="375.36">
            <text:p>375.36</text:p>
          </table:table-cell>
          <table:table-cell office:value-type="float" office:value="6719.36">
            <text:p>6719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87]" office:value-type="float" office:value="8">
            <text:p>8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table:formula="of:=[.H101]-[.H87]" office:value-type="float" office:value="-514.38">
            <text:p>-514.38</text:p>
          </table:table-cell>
          <table:table-cell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88]" office:value-type="float" office:value="8">
            <text:p>8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102]+[.H8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89]" office:value-type="float" office:value="8">
            <text:p>8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90]" office:value-type="float" office:value="8">
            <text:p>8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table:formula="of:=[.H104]-[.H90]" office:value-type="float" office:value="0">
            <text:p>0</text:p>
          </table:table-cell>
          <table:table-cell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91]" office:value-type="float" office:value="8">
            <text:p>8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table:formula="of:=[.H105]-[.H91]" office:value-type="float" office:value="113.599999999999">
            <text:p>113.6</text:p>
          </table:table-cell>
          <table:table-cell office:value-type="float" office:value="4761.4">
            <text:p>4761.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92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table:formula="of:=[.G106]+[.H9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93]" office:value-type="float" office:value="8">
            <text:p>8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107]+[.H9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94]" office:value-type="float" office:value="8">
            <text:p>8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108]+[.H9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95]" office:value-type="float" office:value="8">
            <text:p>8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table:formula="of:=[.H109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96]" office:value-type="float" office:value="8">
            <text:p>8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table:formula="of:=[.G110]+[.H9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97]" office:value-type="float" office:value="8">
            <text:p>8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11]+[.H97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98]" office:value-type="float" office:value="8">
            <text:p>8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table:formula="of:=[.H112]-[.H98]" office:value-type="float" office:value="8">
            <text:p>8</text:p>
          </table:table-cell>
          <table:table-cell office:value-type="float" office:value="4703.26">
            <text:p>4703.26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99]" office:value-type="float" office:value="8">
            <text:p>8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table:formula="of:=[.H113]-[.H99]" office:value-type="float" office:value="2.23999999999978">
            <text:p>2.24</text:p>
          </table:table-cell>
          <table:table-cell office:value-type="float" office:value="4728.5">
            <text:p>4728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100]" office:value-type="float" office:value="9">
            <text:p>9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table:formula="of:=[.H114]-[.H100]" office:value-type="float" office:value="0">
            <text:p>0</text:p>
          </table:table-cell>
          <table:table-cell office:value-type="float" office:value="6719.36">
            <text:p>6719.36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101]" office:value-type="float" office:value="9">
            <text:p>9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table:formula="of:=[.H115]-[.H101]" office:value-type="float" office:value="0">
            <text:p>0</text:p>
          </table:table-cell>
          <table:table-cell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102]" office:value-type="float" office:value="9">
            <text:p>9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116]+[.H10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103]" office:value-type="float" office:value="9">
            <text:p>9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104]" office:value-type="float" office:value="9">
            <text:p>9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table:formula="of:=[.H118]-[.H104]" office:value-type="float" office:value="0">
            <text:p>0</text:p>
          </table:table-cell>
          <table:table-cell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105]" office:value-type="float" office:value="9">
            <text:p>9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table:formula="of:=[.H119]-[.H105]" office:value-type="float" office:value="0">
            <text:p>0</text:p>
          </table:table-cell>
          <table:table-cell office:value-type="float" office:value="4761.4">
            <text:p>4761.4</text:p>
          </table:table-cell>
          <table:table-cell office:value-type="string">
            <text:p>Exclud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106]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table:formula="of:=[.G120]+[.H10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107]" office:value-type="float" office:value="9">
            <text:p>9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121]+[.H10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108]" office:value-type="float" office:value="9">
            <text:p>9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122]+[.H10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109]" office:value-type="float" office:value="9">
            <text:p>9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table:formula="of:=[.H123]-[.H10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110]" office:value-type="float" office:value="9">
            <text:p>9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table:formula="of:=[.G124]+[.H1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111]" office:value-type="float" office:value="9">
            <text:p>9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25]+[.H111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112]" office:value-type="float" office:value="9">
            <text:p>9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table:formula="of:=[.H126]-[.H112]" office:value-type="float" office:value="-4703.26">
            <text:p>-4703.2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113]" office:value-type="float" office:value="9">
            <text:p>9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table:formula="of:=[.H127]-[.H113]" office:value-type="float" office:value="0">
            <text:p>0</text:p>
          </table:table-cell>
          <table:table-cell office:value-type="float" office:value="4728.5">
            <text:p>4728.5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44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14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-4019">
            <text:p>-401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16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table:formula="of:=[.H28]-[.H16]" office:value-type="float" office:value="1738">
            <text:p>1738</text:p>
          </table:table-cell>
          <table:table-cell office:value-type="float" office:value="8252">
            <text:p>825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17]" office:value-type="float" office:value="3">
            <text:p>3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19]" office:value-type="float" office:value="3">
            <text:p>3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31]-[.H19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20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32]-[.H20]" office:value-type="float" office:value="585">
            <text:p>585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21]" office:value-type="float" office:value="3">
            <text:p>3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table:formula="of:=[.H33]-[.H21]" office:value-type="float" office:value="222">
            <text:p>222</text:p>
          </table:table-cell>
          <table:table-cell office:value-type="float" office:value="6536">
            <text:p>653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22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table:formula="of:=[.H34]-[.H22]" office:value-type="float" office:value="74">
            <text:p>74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23]" office:value-type="float" office:value="3">
            <text:p>3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35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24]" office:value-type="float" office:value="3">
            <text:p>3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36]-[.H2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25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table:formula="of:=[.H37]-[.H25]" office:value-type="float" office:value="189">
            <text:p>189</text:p>
          </table:table-cell>
          <table:table-cell office:value-type="float" office:value="5704">
            <text:p>570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26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table:formula="of:=[.H38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27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28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-1527">
            <text:p>-1527</text:p>
          </table:table-cell>
          <table:table-cell table:formula="of:=[.H28]+[.G40]" office:value-type="float" office:value="6725">
            <text:p>672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29]" office:value-type="float" office:value="4">
            <text:p>4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30]" office:value-type="float" office:value="4">
            <text:p>4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31]" office:value-type="float" office:value="4">
            <text:p>4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43]-[.H31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32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44]-[.H32]" office:value-type="float" office:value="0">
            <text:p>0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33]" office:value-type="float" office:value="4">
            <text:p>4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431">
            <text:p>431</text:p>
          </table:table-cell>
          <table:table-cell office:value-type="float" office:value="7067">
            <text:p>706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34]" office:value-type="float" office:value="4">
            <text:p>4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1">
            <text:p>31</text:p>
          </table:table-cell>
          <table:table-cell office:value-type="float" office:value="4521">
            <text:p>452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35]" office:value-type="float" office:value="4">
            <text:p>4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36]" office:value-type="float" office:value="4">
            <text:p>4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48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37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164">
            <text:p>164</text:p>
          </table:table-cell>
          <table:table-cell office:value-type="float" office:value="5903">
            <text:p>5903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7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32]-[.H17]" office:value-type="float" office:value="317">
            <text:p>317</text:p>
          </table:table-cell>
          <table:table-cell office:value-type="float" office:value="5589">
            <text:p>558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33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9]" office:value-type="float" office:value="3">
            <text:p>3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34]-[.H19]" office:value-type="float" office:value="42">
            <text:p>42</text:p>
          </table:table-cell>
          <table:table-cell office:value-type="float" office:value="4658">
            <text:p>465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20]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35]-[.H20]" office:value-type="float" office:value="18">
            <text:p>18</text:p>
          </table:table-cell>
          <table:table-cell office:value-type="float" office:value="2105">
            <text:p>2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36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37]-[.H22]" office:value-type="float" office:value="211">
            <text:p>211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23]" office:value-type="float" office:value="3">
            <text:p>3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38]-[.H23]" office:value-type="float" office:value="280">
            <text:p>280</text:p>
          </table:table-cell>
          <table:table-cell office:value-type="float" office:value="1933">
            <text:p>193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24]" office:value-type="float" office:value="3">
            <text:p>3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39]-[.H24]" office:value-type="float" office:value="199">
            <text:p>199</text:p>
          </table:table-cell>
          <table:table-cell office:value-type="float" office:value="4068">
            <text:p>40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40]-[.H25]" office:value-type="float" office:value="20">
            <text:p>20</text:p>
          </table:table-cell>
          <table:table-cell office:value-type="float" office:value="1653">
            <text:p>1653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26]" office:value-type="float" office:value="3">
            <text:p>3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41]-[.H26]" office:value-type="float" office:value="2">
            <text:p>2</text:p>
          </table:table-cell>
          <table:table-cell office:value-type="float" office:value="3752">
            <text:p>375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42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43]-[.H28]" office:value-type="float" office:value="193">
            <text:p>193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44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3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45]-[.H30]" office:value-type="float" office:value="230">
            <text:p>230</text:p>
          </table:table-cell>
          <table:table-cell office:value-type="float" office:value="3709">
            <text:p>37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31]" office:value-type="float" office:value="3">
            <text:p>3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46]-[.H31]" office:value-type="float" office:value="-1587">
            <text:p>-158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47]-[.H32]" office:value-type="float" office:value="125">
            <text:p>125</text:p>
          </table:table-cell>
          <table:table-cell office:value-type="float" office:value="5714">
            <text:p>57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33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48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49]-[.H34]" office:value-type="float" office:value="407">
            <text:p>407</text:p>
          </table:table-cell>
          <table:table-cell office:value-type="float" office:value="5065">
            <text:p>506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50]-[.H35]" office:value-type="float" office:value="365">
            <text:p>365</text:p>
          </table:table-cell>
          <table:table-cell office:value-type="float" office:value="2470">
            <text:p>247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51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52]-[.H3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38]" office:value-type="float" office:value="4">
            <text:p>4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53]-[.H38]" office:value-type="float" office:value="22">
            <text:p>22</text:p>
          </table:table-cell>
          <table:table-cell office:value-type="float" office:value="1955">
            <text:p>195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39]" office:value-type="float" office:value="4">
            <text:p>4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54]-[.H39]" office:value-type="float" office:value="10">
            <text:p>10</text:p>
          </table:table-cell>
          <table:table-cell office:value-type="float" office:value="4078">
            <text:p>40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55]-[.H40]" office:value-type="float" office:value="-1653">
            <text:p>-165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41]" office:value-type="float" office:value="4">
            <text:p>4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56]-[.H41]" office:value-type="float" office:value="526">
            <text:p>526</text:p>
          </table:table-cell>
          <table:table-cell office:value-type="float" office:value="4278">
            <text:p>427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42]" office:value-type="float" office:value="4">
            <text:p>4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57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58]-[.H43]" office:value-type="float" office:value="12">
            <text:p>12</text:p>
          </table:table-cell>
          <table:table-cell office:value-type="float" office:value="3539">
            <text:p>35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44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59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45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60]-[.H45]" office:value-type="float" office:value="79">
            <text:p>79</text:p>
          </table:table-cell>
          <table:table-cell office:value-type="float" office:value="3788">
            <text:p>37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46]" office:value-type="float" office:value="4">
            <text:p>4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61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47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62]-[.H47]" office:value-type="float" office:value="442">
            <text:p>442</text:p>
          </table:table-cell>
          <table:table-cell office:value-type="float" office:value="6156">
            <text:p>61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48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63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49]" office:value-type="float" office:value="5">
            <text:p>5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64]-[.H49]" office:value-type="float" office:value="106">
            <text:p>106</text:p>
          </table:table-cell>
          <table:table-cell office:value-type="float" office:value="5171">
            <text:p>517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50]" office:value-type="float" office:value="5">
            <text:p>5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65]-[.H50]" office:value-type="float" office:value="45">
            <text:p>45</text:p>
          </table:table-cell>
          <table:table-cell office:value-type="float" office:value="2515">
            <text:p>251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66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52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67]-[.H5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53]" office:value-type="float" office:value="5">
            <text:p>5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68]-[.H53]" office:value-type="float" office:value="-1955">
            <text:p>-195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54]" office:value-type="float" office:value="5">
            <text:p>5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69]-[.H54]" office:value-type="float" office:value="395">
            <text:p>395</text:p>
          </table:table-cell>
          <table:table-cell office:value-type="float" office:value="4473">
            <text:p>4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55]" office:value-type="float" office:value="5">
            <text:p>5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70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56]" office:value-type="float" office:value="5">
            <text:p>5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71]-[.H56]" office:value-type="float" office:value="14">
            <text:p>14</text:p>
          </table:table-cell>
          <table:table-cell office:value-type="float" office:value="4292">
            <text:p>429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57]" office:value-type="float" office:value="5">
            <text:p>5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72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73]-[.H58]" office:value-type="float" office:value="277">
            <text:p>277</text:p>
          </table:table-cell>
          <table:table-cell office:value-type="float" office:value="3816">
            <text:p>381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59]" office:value-type="float" office:value="5">
            <text:p>5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74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6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75]-[.H60]" office:value-type="float" office:value="343">
            <text:p>343</text:p>
          </table:table-cell>
          <table:table-cell office:value-type="float" office:value="4131">
            <text:p>41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61]" office:value-type="float" office:value="5">
            <text:p>5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62]" office:value-type="float" office:value="6">
            <text:p>6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77]-[.H62]" office:value-type="float" office:value="168">
            <text:p>168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63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64]" office:value-type="float" office:value="6">
            <text:p>6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79]-[.H64]" office:value-type="float" office:value="1612">
            <text:p>1612</text:p>
          </table:table-cell>
          <table:table-cell office:value-type="float" office:value="6783">
            <text:p>678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65]" office:value-type="float" office:value="6">
            <text:p>6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80]-[.H65]" office:value-type="float" office:value="-2515">
            <text:p>-251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66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81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67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82]-[.H6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69]" office:value-type="float" office:value="6">
            <text:p>6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84]-[.H69]" office:value-type="float" office:value="17">
            <text:p>17</text:p>
          </table:table-cell>
          <table:table-cell office:value-type="float" office:value="4490">
            <text:p>44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70]" office:value-type="float" office:value="6">
            <text:p>6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85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71]" office:value-type="float" office:value="6">
            <text:p>6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86]-[.H71]" office:value-type="float" office:value="231">
            <text:p>231</text:p>
          </table:table-cell>
          <table:table-cell office:value-type="float" office:value="4523">
            <text:p>45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72]" office:value-type="float" office:value="6">
            <text:p>6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87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73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88]-[.H73]" office:value-type="float" office:value="9">
            <text:p>9</text:p>
          </table:table-cell>
          <table:table-cell office:value-type="float" office:value="3825">
            <text:p>3825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74]" office:value-type="float" office:value="6">
            <text:p>6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89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75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90]-[.H75]" office:value-type="float" office:value="129">
            <text:p>129</text:p>
          </table:table-cell>
          <table:table-cell office:value-type="float" office:value="4260">
            <text:p>42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76]" office:value-type="float" office:value="6">
            <text:p>6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77]" office:value-type="float" office:value="7">
            <text:p>7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92]-[.H77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7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79]" office:value-type="float" office:value="7">
            <text:p>7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94]-[.H79]" office:value-type="float" office:value="-545">
            <text:p>-545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80]" office:value-type="float" office:value="7">
            <text:p>7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81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96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82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97]-[.H8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83]" office:value-type="float" office:value="7">
            <text:p>7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84]" office:value-type="float" office:value="7">
            <text:p>7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99]-[.H84]" office:value-type="float" office:value="23.9399999999996">
            <text:p>23.94</text:p>
          </table:table-cell>
          <table:table-cell office:value-type="float" office:value="4513.94">
            <text:p>4513.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85]" office:value-type="float" office:value="7">
            <text:p>7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00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86]" office:value-type="float" office:value="7">
            <text:p>7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01]-[.H86]" office:value-type="float" office:value="167.58">
            <text:p>167.58</text:p>
          </table:table-cell>
          <table:table-cell office:value-type="float" office:value="4690.58">
            <text:p>4690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87]" office:value-type="float" office:value="7">
            <text:p>7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8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03]-[.H88]" office:value-type="float" office:value="9.11999999999989">
            <text:p>9.12</text:p>
          </table:table-cell>
          <table:table-cell office:value-type="float" office:value="3834.12">
            <text:p>3834.12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89]" office:value-type="float" office:value="7">
            <text:p>7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04]-[.H8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90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05]-[.H90]" office:value-type="float" office:value="339.72">
            <text:p>339.72</text:p>
          </table:table-cell>
          <table:table-cell office:value-type="float" office:value="4599.72">
            <text:p>4599.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91]" office:value-type="float" office:value="7">
            <text:p>7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92]" office:value-type="float" office:value="8">
            <text:p>8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07]-[.H92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93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94]" office:value-type="float" office:value="8">
            <text:p>8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09]-[.H94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95]" office:value-type="float" office:value="8">
            <text:p>8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96]" office:value-type="float" office:value="8">
            <text:p>8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11]-[.H9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97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12]-[.H9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98]" office:value-type="float" office:value="8">
            <text:p>8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99]" office:value-type="float" office:value="8">
            <text:p>8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14]-[.H99]" office:value-type="float" office:value="3040">
            <text:p>3040</text:p>
          </table:table-cell>
          <table:table-cell office:value-type="float" office:value="7553.94">
            <text:p>7553.9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00]" office:value-type="float" office:value="8">
            <text:p>8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01]" office:value-type="float" office:value="8">
            <text:p>8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16]-[.H101]" office:value-type="float" office:value="8">
            <text:p>8</text:p>
          </table:table-cell>
          <table:table-cell office:value-type="float" office:value="4698.58">
            <text:p>4698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02]" office:value-type="float" office:value="8">
            <text:p>8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03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18]-[.H103]" office:value-type="float" office:value="-3834.12">
            <text:p>-3834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04]" office:value-type="float" office:value="8">
            <text:p>8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19]-[.H10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05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20]-[.H105]" office:value-type="float" office:value="435.27">
            <text:p>435.27</text:p>
          </table:table-cell>
          <table:table-cell office:value-type="float" office:value="5034.99">
            <text:p>5034.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06]" office:value-type="float" office:value="8">
            <text:p>8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07]" office:value-type="float" office:value="9">
            <text:p>9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22]-[.H107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08]" office:value-type="float" office:value="9">
            <text:p>9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23]-[.H10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09]" office:value-type="float" office:value="9">
            <text:p>9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24]-[.H109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110]" office:value-type="float" office:value="9">
            <text:p>9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25]-[.H11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111]" office:value-type="float" office:value="9">
            <text:p>9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26]-[.H11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112]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27]-[.H11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113]" office:value-type="float" office:value="9">
            <text:p>9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28]-[.H11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114]" office:value-type="float" office:value="9">
            <text:p>9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29]-[.H114]" office:value-type="float" office:value="-1315.94">
            <text:p>-1315.94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15]" office:value-type="float" office:value="9">
            <text:p>9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30]-[.H1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16]" office:value-type="float" office:value="9">
            <text:p>9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31]-[.H116]" office:value-type="float" office:value="72.1900000000005">
            <text:p>72.19</text:p>
          </table:table-cell>
          <table:table-cell office:value-type="float" office:value="4770.77">
            <text:p>4770.77</text:p>
          </table:table-cell>
          <table:table-cell office:value-type="string">
            <text:p>Excluded</text:p>
          </table:table-cell>
          <table:table-cell office:value-type="float" office:value="9">
            <text:p>9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17]" office:value-type="float" office:value="9">
            <text:p>9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32]-[.H1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18]" office:value-type="float" office:value="9">
            <text:p>9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33]-[.H1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19]" office:value-type="float" office:value="9">
            <text:p>9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34]-[.H11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20]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35]-[.H120]" office:value-type="float" office:value="1308.89">
            <text:p>1308.89</text:p>
          </table:table-cell>
          <table:table-cell office:value-type="float" office:value="6343.88">
            <text:p>6343.88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21]" office:value-type="float" office:value="9">
            <text:p>9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36]-[.H1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1" table:number-rows-repeated="104843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2]+1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3">
            <text:p>3</text:p>
          </table:table-cell>
          <table:table-cell table:formula="of:=[.G17]+[.H2]" office:value-type="float" office:value="5854">
            <text:p>58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]+1" office:value-type="float" office:value="2">
            <text:p>2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10">
            <text:p>10</text:p>
          </table:table-cell>
          <table:table-cell table:formula="of:=[.G18]+[.H3]" office:value-type="float" office:value="1048">
            <text:p>10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]+1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18">
            <text:p>18</text:p>
          </table:table-cell>
          <table:table-cell table:formula="of:=[.G19]+[.H4]" office:value-type="float" office:value="5462">
            <text:p>54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]+1" office:value-type="float" office:value="2">
            <text:p>2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formula="of:=[.G20]+[.H5]" office:value-type="float" office:value="494">
            <text:p>49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]+1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6">
            <text:p>6</text:p>
          </table:table-cell>
          <table:table-cell table:formula="of:=[.G21]+[.H6]" office:value-type="float" office:value="3325">
            <text:p>33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7]+1" office:value-type="float" office:value="2">
            <text:p>2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table:formula="of:=[.G22]+[.H7]" office:value-type="float" office:value="310">
            <text:p>31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]+1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-219">
            <text:p>-219</text:p>
          </table:table-cell>
          <table:table-cell table:formula="of:=[.G23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]+1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52">
            <text:p>52</text:p>
          </table:table-cell>
          <table:table-cell table:formula="of:=[.G24]+[.H9]" office:value-type="float" office:value="2866">
            <text:p>2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31">
            <text:p>31</text:p>
          </table:table-cell>
          <table:table-cell table:formula="of:=[.G25]+[.H10]" office:value-type="float" office:value="1872">
            <text:p>18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]+1" office:value-type="float" office:value="2">
            <text:p>2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6">
            <text:p>6</text:p>
          </table:table-cell>
          <table:table-cell table:formula="of:=[.G26]+[.H11]" office:value-type="float" office:value="3887">
            <text:p>388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2]+1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table:formula="of:=[.G27]+[.H12]" office:value-type="float" office:value="1206">
            <text:p>12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1">
            <text:p>1</text:p>
          </table:table-cell>
          <table:table-cell table:formula="of:=[.G28]+[.H13]" office:value-type="float" office:value="4954">
            <text:p>49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]+1"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6">
            <text:p>6</text:p>
          </table:table-cell>
          <table:table-cell table:formula="of:=[.G29]+[.H14]" office:value-type="float" office:value="4721">
            <text:p>47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]+1"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72">
            <text:p>72</text:p>
          </table:table-cell>
          <table:table-cell table:formula="of:=[.G30]+[.H15]" office:value-type="float" office:value="4990">
            <text:p>49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6]+1" office:value-type="float" office:value="2">
            <text:p>2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formula="of:=[.G31]+[.H16]" office:value-type="float" office:value="882">
            <text:p>882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7]+1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32]-[.H17]" office:value-type="float" office:value="80">
            <text:p>80</text:p>
          </table:table-cell>
          <table:table-cell office:value-type="float" office:value="5934">
            <text:p>59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8]+1" office:value-type="float" office:value="3">
            <text:p>3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33]-[.H18]" office:value-type="float" office:value="8">
            <text:p>8</text:p>
          </table:table-cell>
          <table:table-cell office:value-type="float" office:value="1056">
            <text:p>105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9]+1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34]-[.H19]" office:value-type="float" office:value="11">
            <text:p>11</text:p>
          </table:table-cell>
          <table:table-cell office:value-type="float" office:value="5473">
            <text:p>5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20]+1" office:value-type="float" office:value="3">
            <text:p>3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35]-[.H20]" office:value-type="float" office:value="-494">
            <text:p>-49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21]+1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36]-[.H21]" office:value-type="float" office:value="115">
            <text:p>115</text:p>
          </table:table-cell>
          <table:table-cell office:value-type="float" office:value="3440">
            <text:p>34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22]+1" office:value-type="float" office:value="3">
            <text:p>3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37]-[.H22]" office:value-type="float" office:value="-310">
            <text:p>-31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23]+1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38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24]+1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39]-[.H24]" office:value-type="float" office:value="33">
            <text:p>33</text:p>
          </table:table-cell>
          <table:table-cell office:value-type="float" office:value="2899">
            <text:p>28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25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40]-[.H25]" office:value-type="float" office:value="278">
            <text:p>278</text:p>
          </table:table-cell>
          <table:table-cell office:value-type="float" office:value="2150">
            <text:p>215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26]+1" office:value-type="float" office:value="3">
            <text:p>3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41]-[.H26]" office:value-type="float" office:value="3">
            <text:p>3</text:p>
          </table:table-cell>
          <table:table-cell office:value-type="float" office:value="3890">
            <text:p>38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27]+1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42]-[.H27]" office:value-type="float" office:value="84">
            <text:p>84</text:p>
          </table:table-cell>
          <table:table-cell office:value-type="float" office:value="1290">
            <text:p>12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28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43]-[.H28]" office:value-type="float" office:value="25">
            <text:p>2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29]+1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44]-[.H29]" office:value-type="float" office:value="9">
            <text:p>9</text:p>
          </table:table-cell>
          <table:table-cell office:value-type="float" office:value="4730">
            <text:p>47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30]+1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45]-[.H30]" office:value-type="float" office:value="112">
            <text:p>112</text:p>
          </table:table-cell>
          <table:table-cell office:value-type="float" office:value="5102">
            <text:p>510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31]+1" office:value-type="float" office:value="3">
            <text:p>3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46]-[.H31]" office:value-type="float" office:value="7">
            <text:p>7</text:p>
          </table:table-cell>
          <table:table-cell office:value-type="float" office:value="889">
            <text:p>88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32]+1" office:value-type="float" office:value="4">
            <text:p>4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47]-[.H32]" office:value-type="float" office:value="3">
            <text:p>3</text:p>
          </table:table-cell>
          <table:table-cell office:value-type="float" office:value="5937">
            <text:p>593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3]+1" office:value-type="float" office:value="4">
            <text:p>4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48]-[.H33]" office:value-type="float" office:value="91">
            <text:p>91</text:p>
          </table:table-cell>
          <table:table-cell office:value-type="float" office:value="1147">
            <text:p>1147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34]+1" office:value-type="float" office:value="4">
            <text:p>4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49]-[.H34]" office:value-type="float" office:value="359">
            <text:p>359</text:p>
          </table:table-cell>
          <table:table-cell office:value-type="float" office:value="5832">
            <text:p>58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35]+1" office:value-type="float" office:value="4">
            <text:p>4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50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36]+1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51]-[.H36]" office:value-type="float" office:value="3">
            <text:p>3</text:p>
          </table:table-cell>
          <table:table-cell office:value-type="float" office:value="3443">
            <text:p>34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37]+1" office:value-type="float" office:value="4">
            <text:p>4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52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38]+1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53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39]+1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54]-[.H39]" office:value-type="float" office:value="61">
            <text:p>61</text:p>
          </table:table-cell>
          <table:table-cell office:value-type="float" office:value="2960">
            <text:p>29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40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55]-[.H40]" office:value-type="float" office:value="13">
            <text:p>13</text:p>
          </table:table-cell>
          <table:table-cell office:value-type="float" office:value="2163">
            <text:p>216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41]+1" office:value-type="float" office:value="4">
            <text:p>4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56]-[.H41]" office:value-type="float" office:value="104">
            <text:p>104</text:p>
          </table:table-cell>
          <table:table-cell office:value-type="float" office:value="3994">
            <text:p>39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42]+1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57]-[.H42]" office:value-type="float" office:value="7">
            <text:p>7</text:p>
          </table:table-cell>
          <table:table-cell office:value-type="float" office:value="1297">
            <text:p>129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43]+1" office:value-type="float" office:value="4">
            <text:p>4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58]-[.H43]" office:value-type="float" office:value="0">
            <text:p>0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44]+1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59]-[.H44]" office:value-type="float" office:value="51">
            <text:p>51</text:p>
          </table:table-cell>
          <table:table-cell office:value-type="float" office:value="4781">
            <text:p>47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45]+1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60]-[.H45]" office:value-type="float" office:value="176">
            <text:p>176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46]+1" office:value-type="float" office:value="4">
            <text:p>4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61]-[.H46]" office:value-type="float" office:value="-889">
            <text:p>-88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47]+1" office:value-type="float" office:value="5">
            <text:p>5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62]-[.H47]" office:value-type="float" office:value="3">
            <text:p>3</text:p>
          </table:table-cell>
          <table:table-cell office:value-type="float" office:value="5940">
            <text:p>594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48]+1" office:value-type="float" office:value="5">
            <text:p>5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63]-[.H48]" office:value-type="float" office:value="-1147">
            <text:p>-114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9]+1" office:value-type="float" office:value="5">
            <text:p>5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64]-[.H49]" office:value-type="float" office:value="295">
            <text:p>295</text:p>
          </table:table-cell>
          <table:table-cell office:value-type="float" office:value="6127">
            <text:p>61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0]+1" office:value-type="float" office:value="5">
            <text:p>5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65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51]+1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66]-[.H51]" office:value-type="float" office:value="16">
            <text:p>16</text:p>
          </table:table-cell>
          <table:table-cell office:value-type="float" office:value="3459">
            <text:p>34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52]+1" office:value-type="float" office:value="5">
            <text:p>5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67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53]+1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68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54]+1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69]-[.H54]" office:value-type="float" office:value="308">
            <text:p>308</text:p>
          </table:table-cell>
          <table:table-cell office:value-type="float" office:value="3268">
            <text:p>32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55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70]-[.H55]" office:value-type="float" office:value="27">
            <text:p>27</text:p>
          </table:table-cell>
          <table:table-cell office:value-type="float" office:value="2190">
            <text:p>21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56]+1" office:value-type="float" office:value="5">
            <text:p>5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71]-[.H56]" office:value-type="float" office:value="141">
            <text:p>141</text:p>
          </table:table-cell>
          <table:table-cell office:value-type="float" office:value="4135">
            <text:p>41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57]+1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72]-[.H57]" office:value-type="float" office:value="17">
            <text:p>17</text:p>
          </table:table-cell>
          <table:table-cell office:value-type="float" office:value="1314">
            <text:p>131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58]+1" office:value-type="float" office:value="5">
            <text:p>5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73]-[.H58]" office:value-type="float" office:value="1">
            <text:p>1</text:p>
          </table:table-cell>
          <table:table-cell office:value-type="float" office:value="4980">
            <text:p>498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59]+1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74]-[.H59]" office:value-type="float" office:value="125">
            <text:p>125</text:p>
          </table:table-cell>
          <table:table-cell office:value-type="float" office:value="4906">
            <text:p>490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60]+1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75]-[.H60]" office:value-type="float" office:value="159">
            <text:p>159</text:p>
          </table:table-cell>
          <table:table-cell office:value-type="float" office:value="5437">
            <text:p>543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61]+1" office:value-type="float" office:value="5">
            <text:p>5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62]+1" office:value-type="float" office:value="6">
            <text:p>6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77]-[.H62]" office:value-type="float" office:value="226">
            <text:p>226</text:p>
          </table:table-cell>
          <table:table-cell office:value-type="float" office:value="6166">
            <text:p>61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63]+1" office:value-type="float" office:value="6">
            <text:p>6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64]+1" office:value-type="float" office:value="6">
            <text:p>6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79]-[.H64]" office:value-type="float" office:value="5">
            <text:p>5</text:p>
          </table:table-cell>
          <table:table-cell office:value-type="float" office:value="6132">
            <text:p>61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65]+1" office:value-type="float" office:value="6">
            <text:p>6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80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6]+1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81]-[.H66]" office:value-type="float" office:value="266">
            <text:p>266</text:p>
          </table:table-cell>
          <table:table-cell office:value-type="float" office:value="3725">
            <text:p>37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67]+1" office:value-type="float" office:value="6">
            <text:p>6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82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68]+1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69]+1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84]-[.H69]" office:value-type="float" office:value="20">
            <text:p>20</text:p>
          </table:table-cell>
          <table:table-cell office:value-type="float" office:value="3288">
            <text:p>32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70]+1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85]-[.H70]" office:value-type="float" office:value="137">
            <text:p>137</text:p>
          </table:table-cell>
          <table:table-cell office:value-type="float" office:value="2327">
            <text:p>2327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71]+1" office:value-type="float" office:value="6">
            <text:p>6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86]-[.H71]" office:value-type="float" office:value="7">
            <text:p>7</text:p>
          </table:table-cell>
          <table:table-cell office:value-type="float" office:value="4142">
            <text:p>414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72]+1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87]-[.H72]" office:value-type="float" office:value="-1314">
            <text:p>-131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73]+1" office:value-type="float" office:value="6">
            <text:p>6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88]-[.H73]" office:value-type="float" office:value="175">
            <text:p>175</text:p>
          </table:table-cell>
          <table:table-cell office:value-type="float" office:value="5155">
            <text:p>5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74]+1" office:value-type="float" office:value="6">
            <text:p>6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89]-[.H74]" office:value-type="float" office:value="56">
            <text:p>56</text:p>
          </table:table-cell>
          <table:table-cell office:value-type="float" office:value="4962">
            <text:p>49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75]+1" office:value-type="float" office:value="6">
            <text:p>6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90]-[.H75]" office:value-type="float" office:value="270">
            <text:p>270</text:p>
          </table:table-cell>
          <table:table-cell office:value-type="float" office:value="5707">
            <text:p>570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76]+1" office:value-type="float" office:value="6">
            <text:p>6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77]+1" office:value-type="float" office:value="7">
            <text:p>7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92]-[.H77]" office:value-type="float" office:value="133">
            <text:p>133</text:p>
          </table:table-cell>
          <table:table-cell office:value-type="float" office:value="6299">
            <text:p>629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78]+1" office:value-type="float" office:value="7">
            <text:p>7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79]+1" office:value-type="float" office:value="7">
            <text:p>7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94]-[.H79]" office:value-type="float" office:value="39">
            <text:p>39</text:p>
          </table:table-cell>
          <table:table-cell office:value-type="float" office:value="6171">
            <text:p>61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80]+1" office:value-type="float" office:value="7">
            <text:p>7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81]+1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96]-[.H81]" office:value-type="float" office:value="641">
            <text:p>641</text:p>
          </table:table-cell>
          <table:table-cell office:value-type="float" office:value="4366">
            <text:p>436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82]+1" office:value-type="float" office:value="7">
            <text:p>7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97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3]+1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84]+1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99]-[.H84]" office:value-type="float" office:value="293">
            <text:p>293</text:p>
          </table:table-cell>
          <table:table-cell office:value-type="float" office:value="3581">
            <text:p>3581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85]+1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00]-[.H85]" office:value-type="float" office:value="-2327">
            <text:p>-232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86]+1" office:value-type="float" office:value="7">
            <text:p>7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01]-[.H86]" office:value-type="float" office:value="28">
            <text:p>28</text:p>
          </table:table-cell>
          <table:table-cell office:value-type="float" office:value="4170">
            <text:p>417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87]+1" office:value-type="float" office:value="7">
            <text:p>7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88]+1" office:value-type="float" office:value="7">
            <text:p>7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03]-[.H88]" office:value-type="float" office:value="41">
            <text:p>41</text:p>
          </table:table-cell>
          <table:table-cell office:value-type="float" office:value="5196">
            <text:p>519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89]+1" office:value-type="float" office:value="7">
            <text:p>7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04]-[.H89]" office:value-type="float" office:value="31">
            <text:p>31</text:p>
          </table:table-cell>
          <table:table-cell office:value-type="float" office:value="4993">
            <text:p>499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90]+1" office:value-type="float" office:value="7">
            <text:p>7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05]-[.H90]" office:value-type="float" office:value="854">
            <text:p>854</text:p>
          </table:table-cell>
          <table:table-cell office:value-type="float" office:value="6561">
            <text:p>656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91]+1" office:value-type="float" office:value="7">
            <text:p>7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92]+1" office:value-type="float" office:value="8">
            <text:p>8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07]-[.H92]" office:value-type="float" office:value="12">
            <text:p>12</text:p>
          </table:table-cell>
          <table:table-cell office:value-type="float" office:value="6311">
            <text:p>631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93]+1" office:value-type="float" office:value="8">
            <text:p>8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94]+1" office:value-type="float" office:value="8">
            <text:p>8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09]-[.H94]" office:value-type="float" office:value="568">
            <text:p>568</text:p>
          </table:table-cell>
          <table:table-cell office:value-type="float" office:value="6739">
            <text:p>67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95]+1" office:value-type="float" office:value="8">
            <text:p>8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96]+1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11]-[.H96]" office:value-type="float" office:value="777">
            <text:p>777</text:p>
          </table:table-cell>
          <table:table-cell office:value-type="float" office:value="5143">
            <text:p>51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97]+1" office:value-type="float" office:value="8">
            <text:p>8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12]-[.H9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98]+1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9]+1" office:value-type="float" office:value="8">
            <text:p>8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14]-[.H99]" office:value-type="float" office:value="-3581">
            <text:p>-358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0]+1" office:value-type="float" office:value="8">
            <text:p>8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01]+1" office:value-type="float" office:value="8">
            <text:p>8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16]-[.H101]" office:value-type="float" office:value="396">
            <text:p>396</text:p>
          </table:table-cell>
          <table:table-cell office:value-type="float" office:value="4566">
            <text:p>4566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02]+1" office:value-type="float" office:value="8">
            <text:p>8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03]+1" office:value-type="float" office:value="8">
            <text:p>8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18]-[.H103]" office:value-type="float" office:value="6">
            <text:p>6</text:p>
          </table:table-cell>
          <table:table-cell office:value-type="float" office:value="5202">
            <text:p>520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04]+1" office:value-type="float" office:value="8">
            <text:p>8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19]-[.H104]" office:value-type="float" office:value="342">
            <text:p>342</text:p>
          </table:table-cell>
          <table:table-cell office:value-type="float" office:value="5335">
            <text:p>53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05]+1" office:value-type="float" office:value="8">
            <text:p>8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20]-[.H105]" office:value-type="float" office:value="994">
            <text:p>994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06]+1" office:value-type="float" office:value="8">
            <text:p>8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07]+1" office:value-type="float" office:value="9">
            <text:p>9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22]-[.H107]" office:value-type="float" office:value="9">
            <text:p>9</text:p>
          </table:table-cell>
          <table:table-cell office:value-type="float" office:value="6320">
            <text:p>63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08]+1" office:value-type="float" office:value="9">
            <text:p>9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23]-[.H10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09]+1" office:value-type="float" office:value="9">
            <text:p>9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24]-[.H109]" office:value-type="float" office:value="1317">
            <text:p>1317</text:p>
          </table:table-cell>
          <table:table-cell office:value-type="float" office:value="8056">
            <text:p>8056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110]+1" office:value-type="float" office:value="9">
            <text:p>9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25]-[.H11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111]+1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26]-[.H111]" office:value-type="float" office:value="155">
            <text:p>155</text:p>
          </table:table-cell>
          <table:table-cell office:value-type="float" office:value="5298">
            <text:p>529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112]+1" office:value-type="float" office:value="9">
            <text:p>9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27]-[.H11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113]+1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28]-[.H11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114]+1" office:value-type="float" office:value="9">
            <text:p>9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29]-[.H11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15]+1" office:value-type="float" office:value="9">
            <text:p>9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30]-[.H1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6]+1" office:value-type="float" office:value="9">
            <text:p>9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31]-[.H116]" office:value-type="float" office:value="-4566">
            <text:p>-45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17]+1" office:value-type="float" office:value="9">
            <text:p>9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32]-[.H1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18]+1" office:value-type="float" office:value="9">
            <text:p>9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33]-[.H118]" office:value-type="float" office:value="9">
            <text:p>9</text:p>
          </table:table-cell>
          <table:table-cell office:value-type="float" office:value="5211">
            <text:p>521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19]+1" office:value-type="float" office:value="9">
            <text:p>9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34]-[.H119]" office:value-type="float" office:value="2466">
            <text:p>2466</text:p>
          </table:table-cell>
          <table:table-cell office:value-type="float" office:value="7801">
            <text:p>7801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20]+1" office:value-type="float" office:value="9">
            <text:p>9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35]-[.H120]" office:value-type="float" office:value="0">
            <text:p>0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21]+1" office:value-type="float" office:value="9">
            <text:p>9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36]-[.H1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22]+1" office:value-type="float" office:value="10">
            <text:p>10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37]-[.H122]" office:value-type="float" office:value="0">
            <text:p>0</text:p>
          </table:table-cell>
          <table:table-cell office:value-type="float" office:value="6320">
            <text:p>63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23]+1" office:value-type="float" office:value="10">
            <text:p>10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38]-[.H1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24]+1" office:value-type="float" office:value="10">
            <text:p>10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39]-[.H124]" office:value-type="float" office:value="-1077">
            <text:p>-1077</text:p>
          </table:table-cell>
          <table:table-cell office:value-type="float" office:value="6979">
            <text:p>6979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125]+1" office:value-type="float" office:value="10">
            <text:p>10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40]-[.H1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126]+1" office:value-type="float" office:value="10">
            <text:p>10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41]-[.H126]" office:value-type="float" office:value="145">
            <text:p>145</text:p>
          </table:table-cell>
          <table:table-cell office:value-type="float" office:value="5443">
            <text:p>54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127]+1" office:value-type="float" office:value="10">
            <text:p>10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42]-[.H1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128]+1" office:value-type="float" office:value="10">
            <text:p>10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43]-[.H1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129]+1" office:value-type="float" office:value="10">
            <text:p>10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44]-[.H1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30]+1" office:value-type="float" office:value="10">
            <text:p>10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45]-[.H1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31]+1" office:value-type="float" office:value="10">
            <text:p>10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46]-[.H1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32]+1" office:value-type="float" office:value="10">
            <text:p>10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47]-[.H13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3]+1" office:value-type="float" office:value="10">
            <text:p>10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48]-[.H133]" office:value-type="float" office:value="0">
            <text:p>0</text:p>
          </table:table-cell>
          <table:table-cell office:value-type="float" office:value="5211">
            <text:p>521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34]+1" office:value-type="float" office:value="10">
            <text:p>10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49]-[.H134]" office:value-type="float" office:value="0">
            <text:p>0</text:p>
          </table:table-cell>
          <table:table-cell office:value-type="float" office:value="7801">
            <text:p>7801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35]+1" office:value-type="float" office:value="10">
            <text:p>10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50]-[.H135]" office:value-type="float" office:value="0">
            <text:p>0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36]+1" office:value-type="float" office:value="10">
            <text:p>10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51]-[.H1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37]+1" office:value-type="float" office:value="11">
            <text:p>1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52]-[.H137]" office:value-type="float" office:value="8">
            <text:p>8</text:p>
          </table:table-cell>
          <table:table-cell office:value-type="float" office:value="6328">
            <text:p>632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38]+1" office:value-type="float" office:value="11">
            <text:p>1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53]-[.H1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39]+1" office:value-type="float" office:value="11">
            <text:p>1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54]-[.H139]" office:value-type="float" office:value="0">
            <text:p>0</text:p>
          </table:table-cell>
          <table:table-cell office:value-type="float" office:value="6979">
            <text:p>6979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140]+1" office:value-type="float" office:value="11">
            <text:p>1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55]-[.H1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141]+1" office:value-type="float" office:value="11">
            <text:p>1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56]-[.H141]" office:value-type="float" office:value="266">
            <text:p>266</text:p>
          </table:table-cell>
          <table:table-cell office:value-type="float" office:value="5709">
            <text:p>570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142]+1" office:value-type="float" office:value="11">
            <text:p>1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57]-[.H1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143]+1" office:value-type="float" office:value="11">
            <text:p>1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58]-[.H1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144]+1" office:value-type="float" office:value="11">
            <text:p>1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59]-[.H1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45]+1" office:value-type="float" office:value="11">
            <text:p>1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60]-[.H14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46]+1" office:value-type="float" office:value="11">
            <text:p>1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61]-[.H1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47]+1" office:value-type="float" office:value="11">
            <text:p>1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62]-[.H14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48]+1" office:value-type="float" office:value="11">
            <text:p>1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63]-[.H148]" office:value-type="float" office:value="25">
            <text:p>25</text:p>
          </table:table-cell>
          <table:table-cell office:value-type="float" office:value="5236">
            <text:p>523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9]+1" office:value-type="float" office:value="11">
            <text:p>1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64]-[.H149]" office:value-type="float" office:value="-822">
            <text:p>-822</text:p>
          </table:table-cell>
          <table:table-cell office:value-type="float" office:value="6979">
            <text:p>6979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0]+1" office:value-type="float" office:value="11">
            <text:p>1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65]-[.H150]" office:value-type="float" office:value="0">
            <text:p>0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51]+1" office:value-type="float" office:value="11">
            <text:p>1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66]-[.H1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 table:number-rows-repeated="104840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6060">
            <text:p>60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office:value-type="float" office:value="0">
            <text:p>0</text:p>
          </table:table-cell>
          <table:table-cell office:value-type="float" office:value="7767">
            <text:p>776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office:value-type="float" office:value="0">
            <text:p>0</text:p>
          </table:table-cell>
          <table:table-cell office:value-type="float" office:value="8479">
            <text:p>84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office:value-type="float" office:value="7987">
            <text:p>798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office:value-type="float" office:value="7102">
            <text:p>71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]" office:value-type="float" office:value="2">
            <text:p>2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14]-[.H2]" office:value-type="float" office:value="803">
            <text:p>803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3]" office:value-type="float" office:value="2">
            <text:p>2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15]-[.H3]" office:value-type="float" office:value="-1437">
            <text:p>-143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4]" office:value-type="float" office:value="2">
            <text:p>2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16]-[.H4]" office:value-type="float" office:value="256">
            <text:p>256</text:p>
          </table:table-cell>
          <table:table-cell office:value-type="float" office:value="8023">
            <text:p>80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5]" office:value-type="float" office:value="2">
            <text:p>2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17]-[.H5]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6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18]-[.H6]" office:value-type="float" office:value="-780">
            <text:p>-78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7]" office:value-type="float" office:value="2">
            <text:p>2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19]-[.H7]" office:value-type="float" office:value="266">
            <text:p>266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20]-[.H8]" office:value-type="float" office:value="241">
            <text:p>241</text:p>
          </table:table-cell>
          <table:table-cell office:value-type="float" office:value="8228">
            <text:p>822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9]" office:value-type="float" office:value="2">
            <text:p>2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21]-[.H9]" office:value-type="float" office:value="-550">
            <text:p>-55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10]" office:value-type="float" office:value="2">
            <text:p>2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22]-[.H10]" office:value-type="float" office:value="84">
            <text:p>84</text:p>
          </table:table-cell>
          <table:table-cell office:value-type="float" office:value="6338">
            <text:p>633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11]" office:value-type="float" office:value="2">
            <text:p>2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23]-[.H11]" office:value-type="float" office:value="1142">
            <text:p>1142</text:p>
          </table:table-cell>
          <table:table-cell office:value-type="float" office:value="6276">
            <text:p>6276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12]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24]-[.H12]" office:value-type="float" office:value="230">
            <text:p>230</text:p>
          </table:table-cell>
          <table:table-cell office:value-type="float" office:value="7332">
            <text:p>73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13]" office:value-type="float" office:value="2">
            <text:p>2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25]-[.H13]" office:value-type="float" office:value="-643">
            <text:p>-64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14]" office:value-type="float" office:value="3">
            <text:p>3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26]-[.H14]" office:value-type="float" office:value="1471">
            <text:p>1471</text:p>
          </table:table-cell>
          <table:table-cell office:value-type="float" office:value="8334">
            <text:p>833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15]" office:value-type="float" office:value="3">
            <text:p>3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16]" office:value-type="float" office:value="3">
            <text:p>3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28]-[.H16]" office:value-type="float" office:value="905">
            <text:p>905</text:p>
          </table:table-cell>
          <table:table-cell office:value-type="float" office:value="8928">
            <text:p>89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17]" office:value-type="float" office:value="3">
            <text:p>3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18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19]" office:value-type="float" office:value="3">
            <text:p>3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31]-[.H19]"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20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32]-[.H20]" office:value-type="float" office:value="1157">
            <text:p>1157</text:p>
          </table:table-cell>
          <table:table-cell office:value-type="float" office:value="9385">
            <text:p>938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21]" office:value-type="float" office:value="3">
            <text:p>3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22]" office:value-type="float" office:value="3">
            <text:p>3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34]-[.H22]" office:value-type="float" office:value="836">
            <text:p>836</text:p>
          </table:table-cell>
          <table:table-cell office:value-type="float" office:value="7174">
            <text:p>717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23]" office:value-type="float" office:value="3">
            <text:p>3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35]-[.H23]" office:value-type="float" office:value="-6276">
            <text:p>-62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24]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36]-[.H24]" office:value-type="float" office:value="73">
            <text:p>73</text:p>
          </table:table-cell>
          <table:table-cell office:value-type="float" office:value="7405">
            <text:p>740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25]" office:value-type="float" office:value="3">
            <text:p>3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37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6]" office:value-type="float" office:value="4">
            <text:p>4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38]-[.H26]" office:value-type="float" office:value="108">
            <text:p>108</text:p>
          </table:table-cell>
          <table:table-cell office:value-type="float" office:value="8442">
            <text:p>8442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27]" office:value-type="float" office:value="4">
            <text:p>4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28]" office:value-type="float" office:value="4">
            <text:p>4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40]-[.H28]" office:value-type="float" office:value="0">
            <text:p>0</text:p>
          </table:table-cell>
          <table:table-cell office:value-type="float" office:value="8928">
            <text:p>89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30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31]" office:value-type="float" office:value="4">
            <text:p>4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43]-[.H31]"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32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44]-[.H32]" office:value-type="float" office:value="-674">
            <text:p>-674</text:p>
          </table:table-cell>
          <table:table-cell office:value-type="float" office:value="8711">
            <text:p>8711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33]" office:value-type="float" office:value="4">
            <text:p>4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45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34]" office:value-type="float" office:value="4">
            <text:p>4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46]-[.H34]" office:value-type="float" office:value="543">
            <text:p>543</text:p>
          </table:table-cell>
          <table:table-cell office:value-type="float" office:value="7717">
            <text:p>771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35]" office:value-type="float" office:value="4">
            <text:p>4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36]" office:value-type="float" office:value="4">
            <text:p>4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48]-[.H36]" office:value-type="float" office:value="6">
            <text:p>6</text:p>
          </table:table-cell>
          <table:table-cell office:value-type="float" office:value="7411">
            <text:p>741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49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14]-[.H2]" office:value-type="float" office:value="0.189999999999998">
            <text:p>0.19</text:p>
          </table:table-cell>
          <table:table-cell office:value-type="float" office:value="77.19">
            <text:p>77.19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]" office:value-type="float" office:value="2">
            <text:p>2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15]-[.H3]" office:value-type="float" office:value="8.93000000000006">
            <text:p>8.93</text:p>
          </table:table-cell>
          <table:table-cell office:value-type="float" office:value="1132.93">
            <text:p>1132.9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]" office:value-type="float" office:value="2">
            <text:p>2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16]-[.H4]" office:value-type="float" office:value="2.09">
            <text:p>2.09</text:p>
          </table:table-cell>
          <table:table-cell office:value-type="float" office:value="244.09">
            <text:p>244.0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5]" office:value-type="float" office:value="2">
            <text:p>2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17]-[.H5]" office:value-type="float" office:value="75.0500000000002">
            <text:p>75.05</text:p>
          </table:table-cell>
          <table:table-cell office:value-type="float" office:value="7023.05">
            <text:p>7023.0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6]" office:value-type="float" office:value="2">
            <text:p>2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18]-[.H6]" office:value-type="float" office:value="92.5299999999998">
            <text:p>92.53</text:p>
          </table:table-cell>
          <table:table-cell office:value-type="float" office:value="7332.53">
            <text:p>7332.5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7]" office:value-type="float" office:value="2">
            <text:p>2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19]-[.H7]" office:value-type="float" office:value="1.51999999999998">
            <text:p>1.52</text:p>
          </table:table-cell>
          <table:table-cell office:value-type="float" office:value="1661.52">
            <text:p>1661.5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20]-[.H8]" office:value-type="float" office:value="3.61000000000001">
            <text:p>3.61</text:p>
          </table:table-cell>
          <table:table-cell office:value-type="float" office:value="199.61">
            <text:p>199.61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9]" office:value-type="float" office:value="2">
            <text:p>2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21]-[.H9]" office:value-type="float" office:value="-1768">
            <text:p>-1768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10]" office:value-type="float" office:value="2">
            <text:p>2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22]-[.H10]" office:value-type="float" office:value="90.6300000000001">
            <text:p>90.63</text:p>
          </table:table-cell>
          <table:table-cell office:value-type="float" office:value="4850.63">
            <text:p>4850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11]" office:value-type="float" office:value="2">
            <text:p>2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23]-[.H11]" office:value-type="float" office:value="1463.76">
            <text:p>1463.76</text:p>
          </table:table-cell>
          <table:table-cell office:value-type="float" office:value="8608.76">
            <text:p>8608.7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12]" office:value-type="float" office:value="2">
            <text:p>2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24]-[.H12]" office:value-type="float" office:value="0.57">
            <text:p>0.57</text:p>
          </table:table-cell>
          <table:table-cell office:value-type="float" office:value="44.57">
            <text:p>44.5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13]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25]-[.H13]"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26]-[.H14]" office:value-type="float" office:value="1.71000000000001">
            <text:p>1.71</text:p>
          </table:table-cell>
          <table:table-cell office:value-type="float" office:value="78.9">
            <text:p>78.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27]-[.H15]" office:value-type="float" office:value="46.74">
            <text:p>46.74</text:p>
          </table:table-cell>
          <table:table-cell office:value-type="float" office:value="1179.67">
            <text:p>1179.6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16]" office:value-type="float" office:value="3">
            <text:p>3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28]-[.H16]" office:value-type="float" office:value="20.33">
            <text:p>20.33</text:p>
          </table:table-cell>
          <table:table-cell office:value-type="float" office:value="264.42">
            <text:p>264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17]" office:value-type="float" office:value="3">
            <text:p>3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29]-[.H17]" office:value-type="float" office:value="252.51">
            <text:p>252.51</text:p>
          </table:table-cell>
          <table:table-cell office:value-type="float" office:value="7275.56">
            <text:p>7275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18]" office:value-type="float" office:value="3">
            <text:p>3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30]-[.H18]" office:value-type="float" office:value="262.77">
            <text:p>262.77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19]" office:value-type="float" office:value="3">
            <text:p>3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31]-[.H19]" office:value-type="float" office:value="7.41000000000008">
            <text:p>7.41</text:p>
          </table:table-cell>
          <table:table-cell office:value-type="float" office:value="1668.93">
            <text:p>1668.9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2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32]-[.H20]" office:value-type="float" office:value="25.84">
            <text:p>25.84</text:p>
          </table:table-cell>
          <table:table-cell office:value-type="float" office:value="225.45">
            <text:p>225.4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21]" office:value-type="float" office:value="3">
            <text:p>3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33]-[.H21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22]" office:value-type="float" office:value="3">
            <text:p>3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34]-[.H22]" office:value-type="float" office:value="236.17">
            <text:p>236.17</text:p>
          </table:table-cell>
          <table:table-cell office:value-type="float" office:value="5086.8">
            <text:p>5086.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23]" office:value-type="float" office:value="3">
            <text:p>3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35]-[.H23]" office:value-type="float" office:value="-1171.76">
            <text:p>-1171.76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24]" office:value-type="float" office:value="3">
            <text:p>3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36]-[.H24]" office:value-type="float" office:value="11.78">
            <text:p>11.78</text:p>
          </table:table-cell>
          <table:table-cell office:value-type="float" office:value="56.35">
            <text:p>56.3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25]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37]-[.H25]" office:value-type="float" office:value="1.71000000000004">
            <text:p>1.71</text:p>
          </table:table-cell>
          <table:table-cell office:value-type="float" office:value="5976.71">
            <text:p>5976.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6]" office:value-type="float" office:value="4">
            <text:p>4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38]-[.H26]" office:value-type="float" office:value="-78.9">
            <text:p>-78.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27]" office:value-type="float" office:value="4">
            <text:p>4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39]-[.H27]" office:value-type="float" office:value="115.55">
            <text:p>115.55</text:p>
          </table:table-cell>
          <table:table-cell office:value-type="float" office:value="1295.22">
            <text:p>1295.22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40]-[.H28]" office:value-type="float" office:value="-264.42">
            <text:p>-264.4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29]" office:value-type="float" office:value="4">
            <text:p>4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41]-[.H29]" office:value-type="float" office:value="105.12">
            <text:p>105.12</text:p>
          </table:table-cell>
          <table:table-cell office:value-type="float" office:value="7380.68">
            <text:p>7380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30]" office:value-type="float" office:value="4">
            <text:p>4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42]-[.H30]" office:value-type="float" office:value="0">
            <text:p>0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31]" office:value-type="float" office:value="4">
            <text:p>4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43]-[.H31]" office:value-type="float" office:value="35.5699999999999">
            <text:p>35.57</text:p>
          </table:table-cell>
          <table:table-cell office:value-type="float" office:value="1704.5">
            <text:p>1704.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44]-[.H32]" office:value-type="float" office:value="-225.45">
            <text:p>-225.4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33]" office:value-type="float" office:value="4">
            <text:p>4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45]-[.H33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34]" office:value-type="float" office:value="4">
            <text:p>4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46]-[.H34]" office:value-type="float" office:value="204.83">
            <text:p>204.83</text:p>
          </table:table-cell>
          <table:table-cell office:value-type="float" office:value="5291.63">
            <text:p>5291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35]" office:value-type="float" office:value="4">
            <text:p>4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47]-[.H35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36]" office:value-type="float" office:value="4">
            <text:p>4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48]-[.H36]" office:value-type="float" office:value="-56.35">
            <text:p>-56.3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37]" office:value-type="float" office:value="4">
            <text:p>4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49]-[.H37]" office:value-type="float" office:value="31.3800000000001">
            <text:p>31.38</text:p>
          </table:table-cell>
          <table:table-cell office:value-type="float" office:value="6008.09">
            <text:p>6008.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38]" office:value-type="float" office:value="5">
            <text:p>5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50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9]" office:value-type="float" office:value="5">
            <text:p>5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-1295">
            <text:p>-12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0]" office:value-type="float" office:value="5">
            <text:p>5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52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41]" office:value-type="float" office:value="5">
            <text:p>5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53]-[.H41]" office:value-type="float" office:value="1033">
            <text:p>1033</text:p>
          </table:table-cell>
          <table:table-cell office:value-type="float" office:value="8413.68">
            <text:p>8413.6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42]" office:value-type="float" office:value="5">
            <text:p>5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595">
            <text:p>759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-1704.5">
            <text:p>-1704.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44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56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45]" office:value-type="float" office:value="5">
            <text:p>5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46]" office:value-type="float" office:value="5">
            <text:p>5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58]-[.H46]" office:value-type="float" office:value="630.53">
            <text:p>630.53</text:p>
          </table:table-cell>
          <table:table-cell office:value-type="float" office:value="5922.16">
            <text:p>5922.16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47]" office:value-type="float" office:value="5">
            <text:p>5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48]" office:value-type="float" office:value="5">
            <text:p>5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60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49]" office:value-type="float" office:value="5">
            <text:p>5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61]-[.H49]" office:value-type="float" office:value="894.28">
            <text:p>894.28</text:p>
          </table:table-cell>
          <table:table-cell office:value-type="float" office:value="6902.37">
            <text:p>6902.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50]" office:value-type="float" office:value="6">
            <text:p>6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62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51]" office:value-type="float" office:value="6">
            <text:p>6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52]" office:value-type="float" office:value="6">
            <text:p>6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64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53]" office:value-type="float" office:value="6">
            <text:p>6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65]-[.H53]" office:value-type="float" office:value="-976.68">
            <text:p>-976.68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54]" office:value-type="float" office:value="6">
            <text:p>6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595">
            <text:p>759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55]" office:value-type="float" office:value="6">
            <text:p>6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56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68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57]" office:value-type="float" office:value="6">
            <text:p>6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58]" office:value-type="float" office:value="6">
            <text:p>6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70]-[.H58]" office:value-type="float" office:value="451">
            <text:p>451</text:p>
          </table:table-cell>
          <table:table-cell office:value-type="float" office:value="6373.16">
            <text:p>6373.16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59]" office:value-type="float" office:value="6">
            <text:p>6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60]" office:value-type="float" office:value="6">
            <text:p>6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72]-[.H6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61]" office:value-type="float" office:value="6">
            <text:p>6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73]-[.H61]" office:value-type="float" office:value="134">
            <text:p>134</text:p>
          </table:table-cell>
          <table:table-cell office:value-type="float" office:value="7036.37">
            <text:p>7036.37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50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]" office:value-type="float" office:value="2">
            <text:p>2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15]-[.H2]" office:value-type="float" office:value="21">
            <text:p>21</text:p>
          </table:table-cell>
          <table:table-cell office:value-type="float" office:value="933">
            <text:p>93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3]" office:value-type="float" office:value="2">
            <text:p>2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16]-[.H3]" office:value-type="float" office:value="34">
            <text:p>34</text:p>
          </table:table-cell>
          <table:table-cell office:value-type="float" office:value="6880">
            <text:p>68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]"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17]-[.H4]" office:value-type="float" office:value="5">
            <text:p>5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18]-[.H5]" office:value-type="float" office:value="2">
            <text:p>2</text:p>
          </table:table-cell>
          <table:table-cell office:value-type="float" office:value="1803">
            <text:p>180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19]-[.H6]"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]" office:value-type="float" office:value="2">
            <text:p>2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20]-[.H7]" office:value-type="float" office:value="-76">
            <text:p>-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]" office:value-type="float" office:value="2">
            <text:p>2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21]-[.H8]" office:value-type="float" office:value="18">
            <text:p>18</text:p>
          </table:table-cell>
          <table:table-cell office:value-type="float" office:value="4584">
            <text:p>45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9]"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22]-[.H9]" office:value-type="float" office:value="26">
            <text:p>26</text:p>
          </table:table-cell>
          <table:table-cell office:value-type="float" office:value="6131">
            <text:p>613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10]" office:value-type="float" office:value="2">
            <text:p>2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23]-[.H10]" office:value-type="float" office:value="17">
            <text:p>17</text:p>
          </table:table-cell>
          <table:table-cell office:value-type="float" office:value="1406">
            <text:p>14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24]-[.H11]" office:value-type="float" office:value="53">
            <text:p>53</text:p>
          </table:table-cell>
          <table:table-cell office:value-type="float" office:value="909">
            <text:p>90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12]" office:value-type="float" office:value="2">
            <text:p>2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25]-[.H12]" office:value-type="float" office:value="50">
            <text:p>50</text:p>
          </table:table-cell>
          <table:table-cell office:value-type="float" office:value="4542">
            <text:p>45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13]" office:value-type="float" office:value="2">
            <text:p>2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26]-[.H13]" office:value-type="float" office:value="15">
            <text:p>15</text:p>
          </table:table-cell>
          <table:table-cell office:value-type="float" office:value="6028">
            <text:p>60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14]" office:value-type="float" office:value="2">
            <text:p>2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27]-[.H14]" office:value-type="float" office:value="-183">
            <text:p>-1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15]" office:value-type="float" office:value="3">
            <text:p>3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28]-[.H15]" office:value-type="float" office:value="0.360000000000014">
            <text:p>0.36</text:p>
          </table:table-cell>
          <table:table-cell office:value-type="float" office:value="933.36">
            <text:p>93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29]-[.H16]" office:value-type="float" office:value="29.5799999999999">
            <text:p>29.58</text:p>
          </table:table-cell>
          <table:table-cell office:value-type="float" office:value="6909.58">
            <text:p>6909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30]-[.H17]" office:value-type="float" office:value="1.32000000000016">
            <text:p>1.32</text:p>
          </table:table-cell>
          <table:table-cell office:value-type="float" office:value="3801.32">
            <text:p>3801.3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18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31]-[.H18]" office:value-type="float" office:value="0.0599999999999454">
            <text:p>0.06</text:p>
          </table:table-cell>
          <table:table-cell office:value-type="float" office:value="1803.06">
            <text:p>1803.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32]-[.H19]" office:value-type="float" office:value="-523">
            <text:p>-523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20]" office:value-type="float" office:value="3">
            <text:p>3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33]-[.H2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21]" office:value-type="float" office:value="3">
            <text:p>3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34]-[.H21]" office:value-type="float" office:value="306.9">
            <text:p>306.9</text:p>
          </table:table-cell>
          <table:table-cell office:value-type="float" office:value="4890.9">
            <text:p>4890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22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35]-[.H22]" office:value-type="float" office:value="4.73999999999978">
            <text:p>4.74</text:p>
          </table:table-cell>
          <table:table-cell office:value-type="float" office:value="6135.74">
            <text:p>6135.7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23]" office:value-type="float" office:value="3">
            <text:p>3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36]-[.H23]" office:value-type="float" office:value="5.88000000000011">
            <text:p>5.88</text:p>
          </table:table-cell>
          <table:table-cell office:value-type="float" office:value="1411.88">
            <text:p>1411.8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24]" office:value-type="float" office:value="3">
            <text:p>3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37]-[.H24]" office:value-type="float" office:value="0.720000000000027">
            <text:p>0.72</text:p>
          </table:table-cell>
          <table:table-cell office:value-type="float" office:value="909.72">
            <text:p>909.7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25]" office:value-type="float" office:value="3">
            <text:p>3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38]-[.H25]" office:value-type="float" office:value="11.46">
            <text:p>11.46</text:p>
          </table:table-cell>
          <table:table-cell office:value-type="float" office:value="4553.46">
            <text:p>4553.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26]" office:value-type="float" office:value="3">
            <text:p>3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39]-[.H26]" office:value-type="float" office:value="118.92">
            <text:p>118.92</text:p>
          </table:table-cell>
          <table:table-cell office:value-type="float" office:value="6146.92">
            <text:p>6146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27]" office:value-type="float" office:value="3">
            <text:p>3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8]" office:value-type="float" office:value="4">
            <text:p>4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41]-[.H28]" office:value-type="float" office:value="284">
            <text:p>284</text:p>
          </table:table-cell>
          <table:table-cell office:value-type="float" office:value="1217.36">
            <text:p>1217.3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29]" office:value-type="float" office:value="4">
            <text:p>4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42]-[.H29]" office:value-type="float" office:value="121.06">
            <text:p>121.06</text:p>
          </table:table-cell>
          <table:table-cell office:value-type="float" office:value="7030.64">
            <text:p>7030.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30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43]-[.H30]" office:value-type="float" office:value="58.06">
            <text:p>58.06</text:p>
          </table:table-cell>
          <table:table-cell office:value-type="float" office:value="3859.38">
            <text:p>3859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31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44]-[.H31]" office:value-type="float" office:value="26.0599999999999">
            <text:p>26.06</text:p>
          </table:table-cell>
          <table:table-cell office:value-type="float" office:value="1829.12">
            <text:p>1829.1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45]-[.H32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33]" office:value-type="float" office:value="4">
            <text:p>4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46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34]" office:value-type="float" office:value="4">
            <text:p>4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47]-[.H34]" office:value-type="float" office:value="17.1200000000008">
            <text:p>17.12</text:p>
          </table:table-cell>
          <table:table-cell office:value-type="float" office:value="4908.02">
            <text:p>4908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35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48]-[.H35]" office:value-type="float" office:value="205.06">
            <text:p>205.06</text:p>
          </table:table-cell>
          <table:table-cell office:value-type="float" office:value="6340.8">
            <text:p>6340.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36]" office:value-type="float" office:value="4">
            <text:p>4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49]-[.H36]" office:value-type="float" office:value="22.1199999999999">
            <text:p>22.12</text:p>
          </table:table-cell>
          <table:table-cell office:value-type="float" office:value="1434">
            <text:p>14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37]" office:value-type="float" office:value="4">
            <text:p>4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50]-[.H37]" office:value-type="float" office:value="-909.72">
            <text:p>-909.7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38]" office:value-type="float" office:value="4">
            <text:p>4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51]-[.H38]" office:value-type="float" office:value="119.12">
            <text:p>119.12</text:p>
          </table:table-cell>
          <table:table-cell office:value-type="float" office:value="4672.58">
            <text:p>4672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39]" office:value-type="float" office:value="4">
            <text:p>4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52]-[.H39]" office:value-type="float" office:value="20.1199999999999">
            <text:p>20.12</text:p>
          </table:table-cell>
          <table:table-cell office:value-type="float" office:value="6167.04">
            <text:p>6167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41]" office:value-type="float" office:value="5">
            <text:p>5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54]-[.H41]" office:value-type="float" office:value="-1217.36">
            <text:p>-1217.3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42]" office:value-type="float" office:value="5">
            <text:p>5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55]-[.H42]" office:value-type="float" office:value="100.059999999999">
            <text:p>100.06</text:p>
          </table:table-cell>
          <table:table-cell office:value-type="float" office:value="7130.7">
            <text:p>7130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3]" office:value-type="float" office:value="5">
            <text:p>5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56]-[.H43]" office:value-type="float" office:value="162">
            <text:p>162</text:p>
          </table:table-cell>
          <table:table-cell office:value-type="float" office:value="4021.38">
            <text:p>4021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57]-[.H44]" office:value-type="float" office:value="48">
            <text:p>48</text:p>
          </table:table-cell>
          <table:table-cell office:value-type="float" office:value="1877.12">
            <text:p>1877.1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58]-[.H45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46]" office:value-type="float" office:value="5">
            <text:p>5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59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47]" office:value-type="float" office:value="5">
            <text:p>5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60]-[.H47]" office:value-type="float" office:value="19.1199999999999">
            <text:p>19.12</text:p>
          </table:table-cell>
          <table:table-cell office:value-type="float" office:value="4927.14">
            <text:p>4927.1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48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61]-[.H48]" office:value-type="float" office:value="678.06">
            <text:p>678.06</text:p>
          </table:table-cell>
          <table:table-cell office:value-type="float" office:value="7018.86">
            <text:p>7018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49]" office:value-type="float" office:value="5">
            <text:p>5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62]-[.H49]" office:value-type="float" office:value="14">
            <text:p>14</text:p>
          </table:table-cell>
          <table:table-cell office:value-type="float" office:value="1448">
            <text:p>1448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63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51]" office:value-type="float" office:value="5">
            <text:p>5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64]-[.H51]" office:value-type="float" office:value="64.1199999999999">
            <text:p>64.12</text:p>
          </table:table-cell>
          <table:table-cell office:value-type="float" office:value="4736.7">
            <text:p>4736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52]" office:value-type="float" office:value="5">
            <text:p>5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65]-[.H52]" office:value-type="float" office:value="18">
            <text:p>18</text:p>
          </table:table-cell>
          <table:table-cell office:value-type="float" office:value="6185.04">
            <text:p>6185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53]" office:value-type="float" office:value="5">
            <text:p>5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54]" office:value-type="float" office:value="6">
            <text:p>6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67]-[.H5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55]" office:value-type="float" office:value="6">
            <text:p>6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68]-[.H55]" office:value-type="float" office:value="331.72">
            <text:p>331.72</text:p>
          </table:table-cell>
          <table:table-cell office:value-type="float" office:value="7462.42">
            <text:p>7462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56]" office:value-type="float" office:value="6">
            <text:p>6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69]-[.H56]" office:value-type="float" office:value="1361.12">
            <text:p>1361.12</text:p>
          </table:table-cell>
          <table:table-cell office:value-type="float" office:value="5382.5">
            <text:p>5382.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7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70]-[.H57]" office:value-type="float" office:value="-1877.12">
            <text:p>-1877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71]-[.H58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59]" office:value-type="float" office:value="6">
            <text:p>6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60]" office:value-type="float" office:value="6">
            <text:p>6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73]-[.H60]" office:value-type="float" office:value="333.7">
            <text:p>333.7</text:p>
          </table:table-cell>
          <table:table-cell office:value-type="float" office:value="5260.84">
            <text:p>5260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61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74]-[.H61]" office:value-type="float" office:value="375">
            <text:p>375</text:p>
          </table:table-cell>
          <table:table-cell office:value-type="float" office:value="7393.86">
            <text:p>7393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62]" office:value-type="float" office:value="6">
            <text:p>6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75]-[.H62]" office:value-type="float" office:value="-1448">
            <text:p>-14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63]" office:value-type="float" office:value="6">
            <text:p>6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76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64]" office:value-type="float" office:value="6">
            <text:p>6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77]-[.H64]" office:value-type="float" office:value="358.02">
            <text:p>358.02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65]" office:value-type="float" office:value="6">
            <text:p>6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78]-[.H65]" office:value-type="float" office:value="287.44">
            <text:p>287.44</text:p>
          </table:table-cell>
          <table:table-cell office:value-type="float" office:value="6472.48">
            <text:p>6472.4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66]" office:value-type="float" office:value="6">
            <text:p>6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67]" office:value-type="float" office:value="7">
            <text:p>7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80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68]" office:value-type="float" office:value="7">
            <text:p>7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81]-[.H68]" office:value-type="float" office:value="3575">
            <text:p>3575</text:p>
          </table:table-cell>
          <table:table-cell office:value-type="float" office:value="11037.42">
            <text:p>11037.42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69]" office:value-type="float" office:value="7">
            <text:p>7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82]-[.H69]" office:value-type="float" office:value="310.42">
            <text:p>310.42</text:p>
          </table:table-cell>
          <table:table-cell office:value-type="float" office:value="5692.92">
            <text:p>5692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70]" office:value-type="float" office:value="7">
            <text:p>7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71]" office:value-type="float" office:value="7">
            <text:p>7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84]-[.H71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2]" office:value-type="float" office:value="7">
            <text:p>7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85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73]" office:value-type="float" office:value="7">
            <text:p>7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86]-[.H73]" office:value-type="float" office:value="300.86">
            <text:p>300.86</text:p>
          </table:table-cell>
          <table:table-cell office:value-type="float" office:value="5561.7">
            <text:p>5561.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74]" office:value-type="float" office:value="7">
            <text:p>7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87]-[.H74]" office:value-type="float" office:value="263">
            <text:p>263</text:p>
          </table:table-cell>
          <table:table-cell office:value-type="float" office:value="7656.86">
            <text:p>7656.8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75]" office:value-type="float" office:value="7">
            <text:p>7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88]-[.H7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76]" office:value-type="float" office:value="7">
            <text:p>7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89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77]" office:value-type="float" office:value="7">
            <text:p>7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90]-[.H77]" office:value-type="float" office:value="0">
            <text:p>0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78]" office:value-type="float" office:value="7">
            <text:p>7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91]-[.H78]" office:value-type="float" office:value="348.34">
            <text:p>348.34</text:p>
          </table:table-cell>
          <table:table-cell office:value-type="float" office:value="6820.82">
            <text:p>6820.8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79]" office:value-type="float" office:value="7">
            <text:p>7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80]" office:value-type="float" office:value="8">
            <text:p>8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93]-[.H80]" office:value-type="float" office:value="7512">
            <text:p>7512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81]" office:value-type="float" office:value="8">
            <text:p>8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94]-[.H81]" office:value-type="float" office:value="-4188.5">
            <text:p>-4188.5</text:p>
          </table:table-cell>
          <table:table-cell office:value-type="float" office:value="6848.92">
            <text:p>6848.9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82]" office:value-type="float" office:value="8">
            <text:p>8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95]-[.H82]" office:value-type="float" office:value="-5692.92">
            <text:p>-5692.9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83]" office:value-type="float" office:value="8">
            <text:p>8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96]-[.H83]" office:value-type="float" office:value="7512">
            <text:p>7512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84]" office:value-type="float" office:value="8">
            <text:p>8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97]-[.H84]" office:value-type="float" office:value="-7512">
            <text:p>-75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5]" office:value-type="float" office:value="8">
            <text:p>8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98]-[.H85]" office:value-type="float" office:value="6415.7">
            <text:p>6415.7</text:p>
          </table:table-cell>
          <table:table-cell office:value-type="float" office:value="6415.7">
            <text:p>6415.7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86]" office:value-type="float" office:value="8">
            <text:p>8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99]-[.H86]" office:value-type="float" office:value="2095.16">
            <text:p>2095.16</text:p>
          </table:table-cell>
          <table:table-cell office:value-type="float" office:value="7656.86">
            <text:p>7656.8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87]" office:value-type="float" office:value="8">
            <text:p>8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100]-[.H87]" office:value-type="float" office:value="-7656.86">
            <text:p>-7656.8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88]" office:value-type="float" office:value="8">
            <text:p>8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101]-[.H8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89]" office:value-type="float" office:value="8">
            <text:p>8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102]-[.H89]" office:value-type="float" office:value="5094.72">
            <text:p>5094.72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90]" office:value-type="float" office:value="8">
            <text:p>8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103]-[.H90]" office:value-type="float" office:value="2307.1">
            <text:p>2307.1</text:p>
          </table:table-cell>
          <table:table-cell office:value-type="float" office:value="7401.82">
            <text:p>7401.8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91]" office:value-type="float" office:value="8">
            <text:p>8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104]-[.H91]" office:value-type="float" office:value="-6820.82">
            <text:p>-6820.8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 table:number-rows-repeated="104847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2]" office:value-type="float" office:value="2">
            <text:p>2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13]-[.H2]"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3]" office:value-type="float" office:value="2">
            <text:p>2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14]-[.H3]" office:value-type="float" office:value="0">
            <text:p>0</text:p>
          </table:table-cell>
          <table:table-cell office:value-type="float" office:value="7806">
            <text:p>780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4]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15]-[.H4]"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5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16]-[.H5]"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17]-[.H6]"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7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18]-[.H7]" office:value-type="float" office:value="0">
            <text:p>0</text:p>
          </table:table-cell>
          <table:table-cell office:value-type="float" office:value="8143">
            <text:p>814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19]-[.H8]"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9]" office:value-type="float" office:value="2">
            <text:p>2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20]-[.H9]"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10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21]-[.H10]"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11]" office:value-type="float" office:value="2">
            <text:p>2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22]-[.H11]"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12]" office:value-type="float" office:value="2">
            <text:p>2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23]-[.H12]"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2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11]+[.H2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3]+1" office:value-type="float" office:value="2">
            <text:p>2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-1418">
            <text:p>-1418</text:p>
          </table:table-cell>
          <table:table-cell table:formula="of:=[.G12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4]+1"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-704">
            <text:p>-704</text:p>
          </table:table-cell>
          <table:table-cell table:formula="of:=[.G13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5]+1" office:value-type="float" office:value="2">
            <text:p>2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294">
            <text:p>294</text:p>
          </table:table-cell>
          <table:table-cell table:formula="of:=[.G14]+[.H5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6]+1" office:value-type="float" office:value="2">
            <text:p>2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15]+[.H6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7]+1"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419">
            <text:p>419</text:p>
          </table:table-cell>
          <table:table-cell table:formula="of:=[.G16]+[.H7]" office:value-type="float" office:value="7675">
            <text:p>76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8]+1" office:value-type="float" office:value="2">
            <text:p>2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1102">
            <text:p>1102</text:p>
          </table:table-cell>
          <table:table-cell table:formula="of:=[.G17]+[.H8]" office:value-type="float" office:value="10085">
            <text:p>1008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9]+1"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227">
            <text:p>227</text:p>
          </table:table-cell>
          <table:table-cell table:formula="of:=[.G18]+[.H9]" office:value-type="float" office:value="8681">
            <text:p>86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0]+1" office:value-type="float" office:value="2">
            <text:p>2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table:formula="of:=[.G19]+[.H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11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20]+[.H11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12]+1" office:value-type="float" office:value="3">
            <text:p>3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table:formula="of:=[.G21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13]+1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table:formula="of:=[.G22]+[.H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14]+1" office:value-type="float" office:value="3">
            <text:p>3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table:formula="of:=[.G23]+[.H14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15]+1" office:value-type="float" office:value="3">
            <text:p>3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24]+[.H15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16]+1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264">
            <text:p>264</text:p>
          </table:table-cell>
          <table:table-cell table:formula="of:=[.G25]+[.H16]" office:value-type="float" office:value="7939">
            <text:p>793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17]+1" office:value-type="float" office:value="3">
            <text:p>3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-931">
            <text:p>-931</text:p>
          </table:table-cell>
          <table:table-cell table:formula="of:=[.G26]+[.H17]" office:value-type="float" office:value="9154">
            <text:p>9154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18]+1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337">
            <text:p>337</text:p>
          </table:table-cell>
          <table:table-cell table:formula="of:=[.G27]+[.H18]" office:value-type="float" office:value="9018">
            <text:p>901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9]+1" office:value-type="float" office:value="3">
            <text:p>3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formula="of:=[.G28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5708">
            <text:p>57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office:value-type="float" office:value="0">
            <text:p>0</text:p>
          </table:table-cell>
          <table:table-cell office:value-type="float" office:value="6022">
            <text:p>60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2]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14]-[.H2]" office:value-type="float" office:value="1">
            <text:p>1</text:p>
          </table:table-cell>
          <table:table-cell office:value-type="float" office:value="6215">
            <text:p>621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3]"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15]-[.H3]" office:value-type="float" office:value="17">
            <text:p>17</text:p>
          </table:table-cell>
          <table:table-cell office:value-type="float" office:value="547">
            <text:p>5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4]" office:value-type="float" office:value="2">
            <text:p>2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16]-[.H4]" office:value-type="float" office:value="19">
            <text:p>19</text:p>
          </table:table-cell>
          <table:table-cell office:value-type="float" office:value="454">
            <text:p>45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5]" office:value-type="float" office:value="2">
            <text:p>2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17]-[.H5]" office:value-type="float" office:value="8">
            <text:p>8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18]-[.H6]" office:value-type="float" office:value="2">
            <text:p>2</text:p>
          </table:table-cell>
          <table:table-cell office:value-type="float" office:value="6977">
            <text:p>697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7]" office:value-type="float" office:value="2">
            <text:p>2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19]-[.H7]" office:value-type="float" office:value="1">
            <text:p>1</text:p>
          </table:table-cell>
          <table:table-cell office:value-type="float" office:value="1506">
            <text:p>15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8]" office:value-type="float" office:value="2">
            <text:p>2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20]-[.H8]" office:value-type="float" office:value="1">
            <text:p>1</text:p>
          </table:table-cell>
          <table:table-cell office:value-type="float" office:value="5709">
            <text:p>57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9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21]-[.H9]" office:value-type="float" office:value="-113">
            <text:p>-11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10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22]-[.H10]" office:value-type="float" office:value="1">
            <text:p>1</text:p>
          </table:table-cell>
          <table:table-cell office:value-type="float" office:value="7601">
            <text:p>76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11]" office:value-type="float" office:value="2">
            <text:p>2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23]-[.H11]" office:value-type="float" office:value="39">
            <text:p>39</text:p>
          </table:table-cell>
          <table:table-cell office:value-type="float" office:value="2655">
            <text:p>265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12]" office:value-type="float" office:value="2">
            <text:p>2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24]-[.H12]" office:value-type="float" office:value="6">
            <text:p>6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25]-[.H13]" office:value-type="float" office:value="10">
            <text:p>10</text:p>
          </table:table-cell>
          <table:table-cell office:value-type="float" office:value="6032">
            <text:p>60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14]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26]-[.H14]" office:value-type="float" office:value="14">
            <text:p>14</text:p>
          </table:table-cell>
          <table:table-cell office:value-type="float" office:value="6229">
            <text:p>622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1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27]-[.H15]" office:value-type="float" office:value="33">
            <text:p>33</text:p>
          </table:table-cell>
          <table:table-cell office:value-type="float" office:value="580">
            <text:p>58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28]-[.H16]" office:value-type="float" office:value="-454">
            <text:p>-45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17]" office:value-type="float" office:value="3">
            <text:p>3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29]-[.H17]" office:value-type="float" office:value="138">
            <text:p>138</text:p>
          </table:table-cell>
          <table:table-cell office:value-type="float" office:value="3665">
            <text:p>366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18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30]-[.H18]" office:value-type="float" office:value="7">
            <text:p>7</text:p>
          </table:table-cell>
          <table:table-cell office:value-type="float" office:value="6984">
            <text:p>69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19]" office:value-type="float" office:value="3">
            <text:p>3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31]-[.H19]" office:value-type="float" office:value="3">
            <text:p>3</text:p>
          </table:table-cell>
          <table:table-cell office:value-type="float" office:value="1509">
            <text:p>150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20]" office:value-type="float" office:value="3">
            <text:p>3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32]-[.H20]" office:value-type="float" office:value="2">
            <text:p>2</text:p>
          </table:table-cell>
          <table:table-cell office:value-type="float" office:value="5711">
            <text:p>571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22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34]-[.H22]" office:value-type="float" office:value="128">
            <text:p>128</text:p>
          </table:table-cell>
          <table:table-cell office:value-type="float" office:value="7729">
            <text:p>77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35]-[.H23]" office:value-type="float" office:value="66">
            <text:p>66</text:p>
          </table:table-cell>
          <table:table-cell office:value-type="float" office:value="2721">
            <text:p>272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24]" office:value-type="float" office:value="3">
            <text:p>3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36]-[.H24]" office:value-type="float" office:value="5">
            <text:p>5</text:p>
          </table:table-cell>
          <table:table-cell office:value-type="float" office:value="6868">
            <text:p>68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25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37]-[.H25]" office:value-type="float" office:value="17">
            <text:p>17</text:p>
          </table:table-cell>
          <table:table-cell office:value-type="float" office:value="6049">
            <text:p>604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26]" office:value-type="float" office:value="4">
            <text:p>4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38]-[.H26]" office:value-type="float" office:value="1335">
            <text:p>1335</text:p>
          </table:table-cell>
          <table:table-cell office:value-type="float" office:value="7564">
            <text:p>756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27]" office:value-type="float" office:value="4">
            <text:p>4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39]-[.H27]" office:value-type="float" office:value="-580">
            <text:p>-58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28]" office:value-type="float" office:value="4">
            <text:p>4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40]-[.H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29]" office:value-type="float" office:value="4">
            <text:p>4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41]-[.H29]" office:value-type="float" office:value="94">
            <text:p>94</text:p>
          </table:table-cell>
          <table:table-cell office:value-type="float" office:value="3759">
            <text:p>37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42]-[.H30]" office:value-type="float" office:value="71">
            <text:p>71</text:p>
          </table:table-cell>
          <table:table-cell office:value-type="float" office:value="7055">
            <text:p>705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31]" office:value-type="float" office:value="4">
            <text:p>4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43]-[.H31]" office:value-type="float" office:value="-1509">
            <text:p>-15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32]" office:value-type="float" office:value="4">
            <text:p>4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44]-[.H32]" office:value-type="float" office:value="-2">
            <text:p>-2</text:p>
          </table:table-cell>
          <table:table-cell office:value-type="float" office:value="5709">
            <text:p>57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33]" office:value-type="float" office:value="4">
            <text:p>4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45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34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46]-[.H34]" office:value-type="float" office:value="40">
            <text:p>40</text:p>
          </table:table-cell>
          <table:table-cell office:value-type="float" office:value="7769">
            <text:p>77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35]" office:value-type="float" office:value="4">
            <text:p>4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47]-[.H35]" office:value-type="float" office:value="309">
            <text:p>309</text:p>
          </table:table-cell>
          <table:table-cell office:value-type="float" office:value="3030">
            <text:p>303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36]" office:value-type="float" office:value="4">
            <text:p>4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48]-[.H36]" office:value-type="float" office:value="28">
            <text:p>28</text:p>
          </table:table-cell>
          <table:table-cell office:value-type="float" office:value="6896">
            <text:p>689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37]" office:value-type="float" office:value="4">
            <text:p>4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49]-[.H37]" office:value-type="float" office:value="78">
            <text:p>78</text:p>
          </table:table-cell>
          <table:table-cell office:value-type="float" office:value="6127">
            <text:p>612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38]" office:value-type="float" office:value="5">
            <text:p>5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50]-[.H38]" office:value-type="float" office:value="115">
            <text:p>115</text:p>
          </table:table-cell>
          <table:table-cell office:value-type="float" office:value="7679">
            <text:p>767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39]" office:value-type="float" office:value="5">
            <text:p>5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51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40]" office:value-type="float" office:value="5">
            <text:p>5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52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41]" office:value-type="float" office:value="5">
            <text:p>5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53]-[.H41]" office:value-type="float" office:value="1233">
            <text:p>1233</text:p>
          </table:table-cell>
          <table:table-cell office:value-type="float" office:value="4992">
            <text:p>499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42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54]-[.H42]" office:value-type="float" office:value="80">
            <text:p>80</text:p>
          </table:table-cell>
          <table:table-cell office:value-type="float" office:value="7135">
            <text:p>71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43]" office:value-type="float" office:value="5">
            <text:p>5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55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44]" office:value-type="float" office:value="5">
            <text:p>5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56]-[.H44]" office:value-type="float" office:value="101">
            <text:p>101</text:p>
          </table:table-cell>
          <table:table-cell office:value-type="float" office:value="5810">
            <text:p>581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45]" office:value-type="float" office:value="5">
            <text:p>5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57]-[.H4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46]" office:value-type="float" office:value="5">
            <text:p>5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58]-[.H46]" office:value-type="float" office:value="191">
            <text:p>191</text:p>
          </table:table-cell>
          <table:table-cell office:value-type="float" office:value="7960">
            <text:p>796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47]" office:value-type="float" office:value="5">
            <text:p>5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59]-[.H47]" office:value-type="float" office:value="-3030">
            <text:p>-30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48]" office:value-type="float" office:value="5">
            <text:p>5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60]-[.H48]" office:value-type="float" office:value="69">
            <text:p>69</text:p>
          </table:table-cell>
          <table:table-cell office:value-type="float" office:value="6965">
            <text:p>69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49]" office:value-type="float" office:value="5">
            <text:p>5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61]-[.H49]" office:value-type="float" office:value="839">
            <text:p>839</text:p>
          </table:table-cell>
          <table:table-cell office:value-type="float" office:value="6966">
            <text:p>69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50]" office:value-type="float" office:value="6">
            <text:p>6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62]-[.H50]" office:value-type="float" office:value="155">
            <text:p>155</text:p>
          </table:table-cell>
          <table:table-cell office:value-type="float" office:value="7834">
            <text:p>78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51]" office:value-type="float" office:value="6">
            <text:p>6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63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52]" office:value-type="float" office:value="6">
            <text:p>6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64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53]" office:value-type="float" office:value="6">
            <text:p>6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65]-[.H53]" office:value-type="float" office:value="-4992">
            <text:p>-499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54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66]-[.H54]" office:value-type="float" office:value="64">
            <text:p>64</text:p>
          </table:table-cell>
          <table:table-cell office:value-type="float" office:value="7199">
            <text:p>719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55]" office:value-type="float" office:value="6">
            <text:p>6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67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56]" office:value-type="float" office:value="6">
            <text:p>6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68]-[.H56]" office:value-type="float" office:value="30">
            <text:p>30</text:p>
          </table:table-cell>
          <table:table-cell office:value-type="float" office:value="5840">
            <text:p>58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57]" office:value-type="float" office:value="6">
            <text:p>6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69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58]" office:value-type="float" office:value="6">
            <text:p>6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70]-[.H58]" office:value-type="float" office:value="1820">
            <text:p>1820</text:p>
          </table:table-cell>
          <table:table-cell office:value-type="float" office:value="9780">
            <text:p>9780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59]" office:value-type="float" office:value="6">
            <text:p>6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71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60]" office:value-type="float" office:value="6">
            <text:p>6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72]-[.H60]" office:value-type="float" office:value="48">
            <text:p>48</text:p>
          </table:table-cell>
          <table:table-cell office:value-type="float" office:value="7013">
            <text:p>7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61]" office:value-type="float" office:value="6">
            <text:p>6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73]-[.H61]" office:value-type="float" office:value="1447">
            <text:p>1447</text:p>
          </table:table-cell>
          <table:table-cell office:value-type="float" office:value="8413">
            <text:p>841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62]" office:value-type="float" office:value="7">
            <text:p>7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74]-[.H62]" office:value-type="float" office:value="155">
            <text:p>155</text:p>
          </table:table-cell>
          <table:table-cell office:value-type="float" office:value="7989">
            <text:p>7989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63]" office:value-type="float" office:value="7">
            <text:p>7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75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64]" office:value-type="float" office:value="7">
            <text:p>7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76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65]" office:value-type="float" office:value="7">
            <text:p>7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77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66]" office:value-type="float" office:value="7">
            <text:p>7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78]-[.H66]" office:value-type="float" office:value="32">
            <text:p>32</text:p>
          </table:table-cell>
          <table:table-cell office:value-type="float" office:value="7231">
            <text:p>7231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67]" office:value-type="float" office:value="7">
            <text:p>7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79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68]" office:value-type="float" office:value="7">
            <text:p>7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80]-[.H68]" office:value-type="float" office:value="20">
            <text:p>20</text:p>
          </table:table-cell>
          <table:table-cell office:value-type="float" office:value="5860">
            <text:p>586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69]" office:value-type="float" office:value="7">
            <text:p>7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81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70]" office:value-type="float" office:value="7">
            <text:p>7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82]-[.H70]" office:value-type="float" office:value="-1764">
            <text:p>-1764</text:p>
          </table:table-cell>
          <table:table-cell office:value-type="float" office:value="8016">
            <text:p>801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71]" office:value-type="float" office:value="7">
            <text:p>7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83]-[.H7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72]" office:value-type="float" office:value="7">
            <text:p>7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84]-[.H72]" office:value-type="float" office:value="53">
            <text:p>53</text:p>
          </table:table-cell>
          <table:table-cell office:value-type="float" office:value="7066">
            <text:p>706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73]" office:value-type="float" office:value="7">
            <text:p>7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85]-[.H73]" office:value-type="float" office:value="0">
            <text:p>0</text:p>
          </table:table-cell>
          <table:table-cell office:value-type="float" office:value="8413">
            <text:p>841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 table:number-rows-repeated="104849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14]-[.H2]" office:value-type="float" office:value="42.2399999999998">
            <text:p>42.24</text:p>
          </table:table-cell>
          <table:table-cell office:value-type="float" office:value="5220.24">
            <text:p>5220.2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15]-[.H3]" office:value-type="float" office:value="2.2">
            <text:p>2.2</text:p>
          </table:table-cell>
          <table:table-cell office:value-type="float" office:value="94.2">
            <text:p>94.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]"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16]-[.H4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17]-[.H5]" office:value-type="float" office:value="65.1199999999999">
            <text:p>65.12</text:p>
          </table:table-cell>
          <table:table-cell office:value-type="float" office:value="1029.12">
            <text:p>1029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]" office:value-type="float" office:value="2">
            <text:p>2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18]-[.H6]" office:value-type="float" office:value="1560.88">
            <text:p>1560.88</text:p>
          </table:table-cell>
          <table:table-cell office:value-type="float" office:value="7678.88">
            <text:p>7678.88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7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19]-[.H7]" office:value-type="float" office:value="-1744">
            <text:p>-174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8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20]-[.H8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9]" office:value-type="float" office:value="2">
            <text:p>2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21]-[.H9]" office:value-type="float" office:value="39.8199999999999">
            <text:p>39.82</text:p>
          </table:table-cell>
          <table:table-cell office:value-type="float" office:value="1285.82">
            <text:p>1285.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10]" office:value-type="float" office:value="2">
            <text:p>2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22]-[.H10]" office:value-type="float" office:value="0.220000000000027">
            <text:p>0.22</text:p>
          </table:table-cell>
          <table:table-cell office:value-type="float" office:value="591.22">
            <text:p>591.2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11]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23]-[.H11]" office:value-type="float" office:value="2.86000000000001">
            <text:p>2.86</text:p>
          </table:table-cell>
          <table:table-cell office:value-type="float" office:value="681.86">
            <text:p>681.8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24]-[.H12]" office:value-type="float" office:value="1.54">
            <text:p>1.54</text:p>
          </table:table-cell>
          <table:table-cell office:value-type="float" office:value="32.54">
            <text:p>32.5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13]"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25]-[.H13]" office:value-type="float" office:value="13.2">
            <text:p>13.2</text:p>
          </table:table-cell>
          <table:table-cell office:value-type="float" office:value="654.2">
            <text:p>654.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26]-[.H14]" office:value-type="float" office:value="100.54">
            <text:p>100.54</text:p>
          </table:table-cell>
          <table:table-cell office:value-type="float" office:value="5320.78">
            <text:p>5320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15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27]-[.H15]" office:value-type="float" office:value="21.78">
            <text:p>21.78</text:p>
          </table:table-cell>
          <table:table-cell office:value-type="float" office:value="115.98">
            <text:p>115.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16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28]-[.H16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17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29]-[.H17]" office:value-type="float" office:value="852.5">
            <text:p>852.5</text:p>
          </table:table-cell>
          <table:table-cell office:value-type="float" office:value="1881.62">
            <text:p>1881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18]" office:value-type="float" office:value="3">
            <text:p>3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30]-[.H18]" office:value-type="float" office:value="-1388.88">
            <text:p>-1388.88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19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31]-[.H19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32]-[.H20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21]" office:value-type="float" office:value="3">
            <text:p>3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33]-[.H21]" office:value-type="float" office:value="85.8">
            <text:p>85.8</text:p>
          </table:table-cell>
          <table:table-cell office:value-type="float" office:value="1371.62">
            <text:p>1371.6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22]" office:value-type="float" office:value="3">
            <text:p>3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34]-[.H22]" office:value-type="float" office:value="0.659999999999968">
            <text:p>0.66</text:p>
          </table:table-cell>
          <table:table-cell office:value-type="float" office:value="591.88">
            <text:p>591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23]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35]-[.H23]" office:value-type="float" office:value="4.39999999999998">
            <text:p>4.4</text:p>
          </table:table-cell>
          <table:table-cell office:value-type="float" office:value="686.26">
            <text:p>686.2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24]" office:value-type="float" office:value="3">
            <text:p>3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36]-[.H24]" office:value-type="float" office:value="4.84">
            <text:p>4.84</text:p>
          </table:table-cell>
          <table:table-cell office:value-type="float" office:value="37.38">
            <text:p>37.3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25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37]-[.H25]" office:value-type="float" office:value="86.4599999999999">
            <text:p>86.46</text:p>
          </table:table-cell>
          <table:table-cell office:value-type="float" office:value="740.66">
            <text:p>740.66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6]" office:value-type="float" office:value="4">
            <text:p>4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38]-[.H26]" office:value-type="float" office:value="67.4400000000005">
            <text:p>67.44</text:p>
          </table:table-cell>
          <table:table-cell office:value-type="float" office:value="5388.22">
            <text:p>5388.2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27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39]-[.H27]" office:value-type="float" office:value="3.11999999999999">
            <text:p>3.12</text:p>
          </table:table-cell>
          <table:table-cell office:value-type="float" office:value="119.1">
            <text:p>119.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28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40]-[.H28]" office:value-type="float" office:value="-861">
            <text:p>-861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29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41]-[.H29]" office:value-type="float" office:value="703.68">
            <text:p>703.68</text:p>
          </table:table-cell>
          <table:table-cell office:value-type="float" office:value="2585.3">
            <text:p>2585.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30]" office:value-type="float" office:value="4">
            <text:p>4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42]-[.H30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31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43]-[.H31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32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44]-[.H32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33]" office:value-type="float" office:value="4">
            <text:p>4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45]-[.H33]" office:value-type="float" office:value="18.24">
            <text:p>18.24</text:p>
          </table:table-cell>
          <table:table-cell office:value-type="float" office:value="1389.86">
            <text:p>1389.8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34]" office:value-type="float" office:value="4">
            <text:p>4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46]-[.H34]" office:value-type="float" office:value="0.720000000000027">
            <text:p>0.72</text:p>
          </table:table-cell>
          <table:table-cell office:value-type="float" office:value="592.6">
            <text:p>592.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35]" office:value-type="float" office:value="4">
            <text:p>4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47]-[.H35]" office:value-type="float" office:value="20.88">
            <text:p>20.88</text:p>
          </table:table-cell>
          <table:table-cell office:value-type="float" office:value="707.14">
            <text:p>707.1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36]" office:value-type="float" office:value="4">
            <text:p>4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48]-[.H36]" office:value-type="float" office:value="0.960000000000001">
            <text:p>0.96</text:p>
          </table:table-cell>
          <table:table-cell office:value-type="float" office:value="38.34">
            <text:p>38.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37]" office:value-type="float" office:value="4">
            <text:p>4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49]-[.H37]" office:value-type="float" office:value="15.48">
            <text:p>15.48</text:p>
          </table:table-cell>
          <table:table-cell office:value-type="float" office:value="756.14">
            <text:p>756.1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38]" office:value-type="float" office:value="5">
            <text:p>5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50]-[.H38]" office:value-type="float" office:value="394.099999999999">
            <text:p>394.1</text:p>
          </table:table-cell>
          <table:table-cell office:value-type="float" office:value="5782.32">
            <text:p>5782.3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9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51]-[.H39]" office:value-type="float" office:value="7.60000000000001">
            <text:p>7.6</text:p>
          </table:table-cell>
          <table:table-cell office:value-type="float" office:value="126.7">
            <text:p>126.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0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52]-[.H40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41]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53]-[.H41]" office:value-type="float" office:value="105.2">
            <text:p>105.2</text:p>
          </table:table-cell>
          <table:table-cell office:value-type="float" office:value="2690.5">
            <text:p>2690.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42]" office:value-type="float" office:value="5">
            <text:p>5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54]-[.H42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43]" office:value-type="float" office:value="5">
            <text:p>5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55]-[.H43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44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56]-[.H44]" office:value-type="float" office:value="-724">
            <text:p>-72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45]" office:value-type="float" office:value="5">
            <text:p>5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57]-[.H45]" office:value-type="float" office:value="40">
            <text:p>40</text:p>
          </table:table-cell>
          <table:table-cell office:value-type="float" office:value="1429.86">
            <text:p>1429.8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46]" office:value-type="float" office:value="5">
            <text:p>5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58]-[.H46]" office:value-type="float" office:value="11.9">
            <text:p>11.9</text:p>
          </table:table-cell>
          <table:table-cell office:value-type="float" office:value="604.5">
            <text:p>604.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47]" office:value-type="float" office:value="5">
            <text:p>5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59]-[.H47]" office:value-type="float" office:value="93.4">
            <text:p>93.4</text:p>
          </table:table-cell>
          <table:table-cell office:value-type="float" office:value="800.54">
            <text:p>800.5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48]" office:value-type="float" office:value="5">
            <text:p>5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60]-[.H48]" office:value-type="float" office:value="2.09999999999999">
            <text:p>2.1</text:p>
          </table:table-cell>
          <table:table-cell office:value-type="float" office:value="40.44">
            <text:p>40.4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49]" office:value-type="float" office:value="5">
            <text:p>5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61]-[.H49]" office:value-type="float" office:value="21.1">
            <text:p>21.1</text:p>
          </table:table-cell>
          <table:table-cell office:value-type="float" office:value="777.24">
            <text:p>777.2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50]" office:value-type="float" office:value="6">
            <text:p>6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62]-[.H50]" office:value-type="float" office:value="197.64">
            <text:p>197.64</text:p>
          </table:table-cell>
          <table:table-cell office:value-type="float" office:value="5979.96">
            <text:p>5979.9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51]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63]-[.H51]" office:value-type="float" office:value="-126.7">
            <text:p>-126.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52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64]-[.H52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3]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65]-[.H53]" office:value-type="float" office:value="35.7199999999998">
            <text:p>35.72</text:p>
          </table:table-cell>
          <table:table-cell office:value-type="float" office:value="2726.22">
            <text:p>2726.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54]" office:value-type="float" office:value="6">
            <text:p>6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66]-[.H54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55]" office:value-type="float" office:value="6">
            <text:p>6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67]-[.H55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56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68]-[.H56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57]" office:value-type="float" office:value="6">
            <text:p>6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69]-[.H57]" office:value-type="float" office:value="74.1000000000001">
            <text:p>74.1</text:p>
          </table:table-cell>
          <table:table-cell office:value-type="float" office:value="1503.96">
            <text:p>1503.9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58]" office:value-type="float" office:value="6">
            <text:p>6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70]-[.H58]" office:value-type="float" office:value="-604.5">
            <text:p>-604.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59]" office:value-type="float" office:value="6">
            <text:p>6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71]-[.H59]" office:value-type="float" office:value="377.46">
            <text:p>377.46</text:p>
          </table:table-cell>
          <table:table-cell office:value-type="float" office:value="1178">
            <text:p>11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60]" office:value-type="float" office:value="6">
            <text:p>6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72]-[.H60]" office:value-type="float" office:value="-40.44">
            <text:p>-40.4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61]" office:value-type="float" office:value="6">
            <text:p>6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73]-[.H61]" office:value-type="float" office:value="24.64">
            <text:p>24.64</text:p>
          </table:table-cell>
          <table:table-cell office:value-type="float" office:value="801.88">
            <text:p>801.88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62]" office:value-type="float" office:value="7">
            <text:p>7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74]-[.H62]" office:value-type="float" office:value="180.54">
            <text:p>180.54</text:p>
          </table:table-cell>
          <table:table-cell office:value-type="float" office:value="6160.5">
            <text:p>6160.5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63]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75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64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76]-[.H64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65]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77]-[.H65]" office:value-type="float" office:value="331.84">
            <text:p>331.84</text:p>
          </table:table-cell>
          <table:table-cell office:value-type="float" office:value="3058.06">
            <text:p>3058.06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6]" office:value-type="float" office:value="7">
            <text:p>7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78]-[.H66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67]" office:value-type="float" office:value="7">
            <text:p>7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79]-[.H67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6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80]-[.H68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69]" office:value-type="float" office:value="7">
            <text:p>7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81]-[.H69]" office:value-type="float" office:value="92.9200000000001">
            <text:p>92.92</text:p>
          </table:table-cell>
          <table:table-cell office:value-type="float" office:value="1596.88">
            <text:p>1596.8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70]" office:value-type="float" office:value="7">
            <text:p>7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82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71]" office:value-type="float" office:value="7">
            <text:p>7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83]-[.H71]" office:value-type="float" office:value="24.8800000000001">
            <text:p>24.88</text:p>
          </table:table-cell>
          <table:table-cell office:value-type="float" office:value="1202.88">
            <text:p>1202.8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72]" office:value-type="float" office:value="7">
            <text:p>7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84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73]" office:value-type="float" office:value="7">
            <text:p>7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85]-[.H73]" office:value-type="float" office:value="-801.88">
            <text:p>-801.8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NI Conservatives</text:p>
          </table:table-cell>
        </table:table-row>
        <table:table-row table:style-name="ro1" table:number-rows-repeated="104849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15]" office:value-type="float" office:value="3">
            <text:p>3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42">
            <text:p>42</text:p>
          </table:table-cell>
          <table:table-cell table:formula="of:=[.G28]+[.H15]" office:value-type="float" office:value="6368">
            <text:p>63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16]" office:value-type="float" office:value="3">
            <text:p>3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123">
            <text:p>123</text:p>
          </table:table-cell>
          <table:table-cell table:formula="of:=[.G29]+[.H16]" office:value-type="float" office:value="658">
            <text:p>6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17]" office:value-type="float" office:value="3">
            <text:p>3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-504">
            <text:p>-504</text:p>
          </table:table-cell>
          <table:table-cell table:formula="of:=[.G30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9">
            <text:p>9</text:p>
          </table:table-cell>
          <table:table-cell table:formula="of:=[.G31]+[.H18]" office:value-type="float" office:value="1378">
            <text:p>137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11">
            <text:p>11</text:p>
          </table:table-cell>
          <table:table-cell table:formula="of:=[.G32]+[.H19]" office:value-type="float" office:value="4624">
            <text:p>462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20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5">
            <text:p>5</text:p>
          </table:table-cell>
          <table:table-cell table:formula="of:=[.G33]+[.H20]" office:value-type="float" office:value="4545">
            <text:p>45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6">
            <text:p>6</text:p>
          </table:table-cell>
          <table:table-cell table:formula="of:=[.G34]+[.H21]" office:value-type="float" office:value="2531">
            <text:p>25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181">
            <text:p>181</text:p>
          </table:table-cell>
          <table:table-cell table:formula="of:=[.G35]+[.H22]" office:value-type="float" office:value="5494">
            <text:p>549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">
            <text:p>1</text:p>
          </table:table-cell>
          <table:table-cell table:formula="of:=[.G36]+[.H23]" office:value-type="float" office:value="5165">
            <text:p>51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24]" office:value-type="float" office:value="3">
            <text:p>3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30">
            <text:p>30</text:p>
          </table:table-cell>
          <table:table-cell table:formula="of:=[.G37]+[.H24]" office:value-type="float" office:value="6925">
            <text:p>692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table:formula="of:=[.G38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26]" office:value-type="float" office:value="3">
            <text:p>3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34">
            <text:p>34</text:p>
          </table:table-cell>
          <table:table-cell table:formula="of:=[.G39]+[.H26]" office:value-type="float" office:value="4069">
            <text:p>406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46">
            <text:p>46</text:p>
          </table:table-cell>
          <table:table-cell table:formula="of:=[.G40]+[.H27]" office:value-type="float" office:value="563">
            <text:p>56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41]-[.H28]" office:value-type="float" office:value="126">
            <text:p>126</text:p>
          </table:table-cell>
          <table:table-cell office:value-type="float" office:value="6494">
            <text:p>649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29]" office:value-type="float" office:value="4">
            <text:p>4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42]-[.H29]" office:value-type="float" office:value="-658">
            <text:p>-65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30]" office:value-type="float" office:value="4">
            <text:p>4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43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31]" office:value-type="float" office:value="4">
            <text:p>4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44]-[.H31]" office:value-type="float" office:value="31">
            <text:p>31</text:p>
          </table:table-cell>
          <table:table-cell office:value-type="float" office:value="1409">
            <text:p>140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45]-[.H32]" office:value-type="float" office:value="20">
            <text:p>20</text:p>
          </table:table-cell>
          <table:table-cell office:value-type="float" office:value="4644">
            <text:p>46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33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46]-[.H33]" office:value-type="float" office:value="14">
            <text:p>14</text:p>
          </table:table-cell>
          <table:table-cell office:value-type="float" office:value="4559">
            <text:p>45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34]" office:value-type="float" office:value="4">
            <text:p>4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47]-[.H34]" office:value-type="float" office:value="52">
            <text:p>52</text:p>
          </table:table-cell>
          <table:table-cell office:value-type="float" office:value="2583">
            <text:p>258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48]-[.H35]" office:value-type="float" office:value="496">
            <text:p>496</text:p>
          </table:table-cell>
          <table:table-cell office:value-type="float" office:value="5990">
            <text:p>59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36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49]-[.H36]" office:value-type="float" office:value="58">
            <text:p>58</text:p>
          </table:table-cell>
          <table:table-cell office:value-type="float" office:value="5223">
            <text:p>52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37]" office:value-type="float" office:value="4">
            <text:p>4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50]-[.H37]" office:value-type="float" office:value="140">
            <text:p>14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38]" office:value-type="float" office:value="4">
            <text:p>4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39]" office:value-type="float" office:value="4">
            <text:p>4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52]-[.H39]" office:value-type="float" office:value="160">
            <text:p>160</text:p>
          </table:table-cell>
          <table:table-cell office:value-type="float" office:value="4229">
            <text:p>422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40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53]-[.H40]" office:value-type="float" office:value="-563">
            <text:p>-56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41]" office:value-type="float" office:value="5">
            <text:p>5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54]-[.H41]" office:value-type="float" office:value="2314">
            <text:p>2314</text:p>
          </table:table-cell>
          <table:table-cell office:value-type="float" office:value="8808">
            <text:p>880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42]" office:value-type="float" office:value="5">
            <text:p>5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44]" office:value-type="float" office:value="5">
            <text:p>5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57]-[.H44]" office:value-type="float" office:value="-1409">
            <text:p>-14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58]-[.H45]" office:value-type="float" office:value="335">
            <text:p>33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46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59]-[.H46]" office:value-type="float" office:value="436">
            <text:p>436</text:p>
          </table:table-cell>
          <table:table-cell office:value-type="float" office:value="4995">
            <text:p>499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47]" office:value-type="float" office:value="5">
            <text:p>5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60]-[.H47]" office:value-type="float" office:value="-2583">
            <text:p>-25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48]" office:value-type="float" office:value="5">
            <text:p>5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61]-[.H48]" office:value-type="float" office:value="232">
            <text:p>232</text:p>
          </table:table-cell>
          <table:table-cell office:value-type="float" office:value="6222">
            <text:p>622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49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62]-[.H49]" office:value-type="float" office:value="353">
            <text:p>353</text:p>
          </table:table-cell>
          <table:table-cell office:value-type="float" office:value="5576">
            <text:p>557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50]" office:value-type="float" office:value="5">
            <text:p>5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63]-[.H50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51]" office:value-type="float" office:value="5">
            <text:p>5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52]"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65]-[.H52]" office:value-type="float" office:value="131">
            <text:p>131</text:p>
          </table:table-cell>
          <table:table-cell office:value-type="float" office:value="4360">
            <text:p>436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53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54]" office:value-type="float" office:value="6">
            <text:p>6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67]-[.H54]" office:value-type="float" office:value="-1750">
            <text:p>-175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55]" office:value-type="float" office:value="6">
            <text:p>6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56]" office:value-type="float" office:value="6">
            <text:p>6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57]" office:value-type="float" office:value="6">
            <text:p>6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71]-[.H58]" office:value-type="float" office:value="378.12">
            <text:p>378.12</text:p>
          </table:table-cell>
          <table:table-cell office:value-type="float" office:value="5357.12">
            <text:p>5357.1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59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72]-[.H59]" office:value-type="float" office:value="363.4">
            <text:p>363.4</text:p>
          </table:table-cell>
          <table:table-cell office:value-type="float" office:value="5358.4">
            <text:p>535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60]" office:value-type="float" office:value="6">
            <text:p>6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73]-[.H6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74]-[.H61]" office:value-type="float" office:value="545.56">
            <text:p>545.56</text:p>
          </table:table-cell>
          <table:table-cell office:value-type="float" office:value="6767.56">
            <text:p>6767.5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62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75]-[.H62]" office:value-type="float" office:value="223.56">
            <text:p>223.56</text:p>
          </table:table-cell>
          <table:table-cell office:value-type="float" office:value="5799.56">
            <text:p>5799.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63]" office:value-type="float" office:value="6">
            <text:p>6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76]-[.H63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64]" office:value-type="float" office:value="6">
            <text:p>6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65]" office:value-type="float" office:value="6">
            <text:p>6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78]-[.H65]" office:value-type="float" office:value="235.52">
            <text:p>235.52</text:p>
          </table:table-cell>
          <table:table-cell office:value-type="float" office:value="4595.52">
            <text:p>4595.5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66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67]" office:value-type="float" office:value="7">
            <text:p>7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80]-[.H67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68]" office:value-type="float" office:value="7">
            <text:p>7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69]" office:value-type="float" office:value="7">
            <text:p>7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82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70]" office:value-type="float" office:value="7">
            <text:p>7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71]" office:value-type="float" office:value="7">
            <text:p>7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84]-[.H71]" office:value-type="float" office:value="101.8">
            <text:p>101.8</text:p>
          </table:table-cell>
          <table:table-cell office:value-type="float" office:value="5458.92">
            <text:p>5458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72]" office:value-type="float" office:value="7">
            <text:p>7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85]-[.H72]" office:value-type="float" office:value="87">
            <text:p>87</text:p>
          </table:table-cell>
          <table:table-cell office:value-type="float" office:value="5445.4">
            <text:p>544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73]" office:value-type="float" office:value="7">
            <text:p>7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86]-[.H7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74]" office:value-type="float" office:value="7">
            <text:p>7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87]-[.H74]" office:value-type="float" office:value="3094">
            <text:p>3094</text:p>
          </table:table-cell>
          <table:table-cell office:value-type="float" office:value="9861.56">
            <text:p>9861.5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75]" office:value-type="float" office:value="7">
            <text:p>7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88]-[.H75]" office:value-type="float" office:value="73.0799999999999">
            <text:p>73.08</text:p>
          </table:table-cell>
          <table:table-cell office:value-type="float" office:value="5872.64">
            <text:p>5872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76]" office:value-type="float" office:value="7">
            <text:p>7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89]-[.H76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77]" office:value-type="float" office:value="7">
            <text:p>7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90]-[.H7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78]" office:value-type="float" office:value="7">
            <text:p>7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91]-[.H78]" office:value-type="float" office:value="-4595.52">
            <text:p>-4595.5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79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80]" office:value-type="float" office:value="8">
            <text:p>8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93]-[.H80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81]" office:value-type="float" office:value="8">
            <text:p>8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82]" office:value-type="float" office:value="8">
            <text:p>8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95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83]" office:value-type="float" office:value="8">
            <text:p>8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84]" office:value-type="float" office:value="8">
            <text:p>8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97]-[.H84]" office:value-type="float" office:value="220">
            <text:p>220</text:p>
          </table:table-cell>
          <table:table-cell office:value-type="float" office:value="5678.92">
            <text:p>5678.9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85]" office:value-type="float" office:value="8">
            <text:p>8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98]-[.H85]" office:value-type="float" office:value="82">
            <text:p>82</text:p>
          </table:table-cell>
          <table:table-cell office:value-type="float" office:value="5527.4">
            <text:p>5527.4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86]" office:value-type="float" office:value="8">
            <text:p>8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99]-[.H8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87]" office:value-type="float" office:value="8">
            <text:p>8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100]-[.H87]" office:value-type="float" office:value="-2803.56">
            <text:p>-2803.56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88]" office:value-type="float" office:value="8">
            <text:p>8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101]-[.H88]" office:value-type="float" office:value="97">
            <text:p>97</text:p>
          </table:table-cell>
          <table:table-cell office:value-type="float" office:value="5969.64">
            <text:p>5969.6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89]" office:value-type="float" office:value="8">
            <text:p>8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102]-[.H89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90]" office:value-type="float" office:value="8">
            <text:p>8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103]-[.H9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91]" office:value-type="float" office:value="8">
            <text:p>8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104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92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105]-[.H9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]+1" office:value-type="float" office:value="2">
            <text:p>2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64">
            <text:p>164</text:p>
          </table:table-cell>
          <table:table-cell table:formula="of:=[.G13]+[.H2]" office:value-type="float" office:value="7487">
            <text:p>7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]+1" office:value-type="float" office:value="2">
            <text:p>2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348">
            <text:p>348</text:p>
          </table:table-cell>
          <table:table-cell table:formula="of:=[.G14]+[.H3]" office:value-type="float" office:value="4883">
            <text:p>488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]+1" office:value-type="float" office:value="2">
            <text:p>2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-192">
            <text:p>-192</text:p>
          </table:table-cell>
          <table:table-cell table:formula="of:=[.G15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5]+1" office:value-type="float" office:value="2">
            <text:p>2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table:formula="of:=[.G16]+[.H5]"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]+1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-483">
            <text:p>-483</text:p>
          </table:table-cell>
          <table:table-cell table:formula="of:=[.G17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7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18]+[.H7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8]+1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-85">
            <text:p>-85</text:p>
          </table:table-cell>
          <table:table-cell table:formula="of:=[.G19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9]+1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92">
            <text:p>92</text:p>
          </table:table-cell>
          <table:table-cell table:formula="of:=[.G20]+[.H9]" office:value-type="float" office:value="5202">
            <text:p>520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10]+1" office:value-type="float" office:value="2">
            <text:p>2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337">
            <text:p>337</text:p>
          </table:table-cell>
          <table:table-cell table:formula="of:=[.G21]+[.H10]" office:value-type="float" office:value="4509">
            <text:p>45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11]+1" office:value-type="float" office:value="2">
            <text:p>2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-630">
            <text:p>-630</text:p>
          </table:table-cell>
          <table:table-cell table:formula="of:=[.G22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12]+1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02">
            <text:p>302</text:p>
          </table:table-cell>
          <table:table-cell table:formula="of:=[.G23]+[.H12]" office:value-type="float" office:value="8088">
            <text:p>808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13]+1" office:value-type="float" office:value="3">
            <text:p>3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419.2">
            <text:p>1419.2</text:p>
          </table:table-cell>
          <table:table-cell table:formula="of:=[.G24]+[.H13]" office:value-type="float" office:value="8906.2">
            <text:p>8906.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14]+1" office:value-type="float" office:value="3">
            <text:p>3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218.64">
            <text:p>218.64</text:p>
          </table:table-cell>
          <table:table-cell table:formula="of:=[.G25]+[.H14]" office:value-type="float" office:value="5101.64">
            <text:p>5101.6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15]+1" office:value-type="float" office:value="3">
            <text:p>3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table:formula="of:=[.G26]+[.H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16]+1" office:value-type="float" office:value="3">
            <text:p>3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-2022">
            <text:p>-2022</text:p>
          </table:table-cell>
          <table:table-cell table:formula="of:=[.G27]+[.H16]"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17]+1" office:value-type="float" office:value="3">
            <text:p>3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formula="of:=[.G28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18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29]+[.H18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19]+1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G30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20]+1" office:value-type="float" office:value="3">
            <text:p>3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310.8">
            <text:p>310.8</text:p>
          </table:table-cell>
          <table:table-cell table:formula="of:=[.G31]+[.H20]" office:value-type="float" office:value="5512.8">
            <text:p>5512.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21]+1" office:value-type="float" office:value="3">
            <text:p>3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13.44">
            <text:p>13.44</text:p>
          </table:table-cell>
          <table:table-cell table:formula="of:=[.G32]+[.H21]" office:value-type="float" office:value="4522.44">
            <text:p>4522.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22]+1" office:value-type="float" office:value="3">
            <text:p>3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formula="of:=[.G33]+[.H2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23]+1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.36">
            <text:p>3.36</text:p>
          </table:table-cell>
          <table:table-cell table:formula="of:=[.G34]+[.H23]" office:value-type="float" office:value="8091.36">
            <text:p>8091.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4]+1" office:value-type="float" office:value="4">
            <text:p>4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35]-[.H24]" office:value-type="float" office:value="-672.200000000001">
            <text:p>-672.2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25]+1" office:value-type="float" office:value="4">
            <text:p>4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36]-[.H25]" office:value-type="float" office:value="93.2399999999998">
            <text:p>93.24</text:p>
          </table:table-cell>
          <table:table-cell office:value-type="float" office:value="5194.88">
            <text:p>5194.8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26]+1" office:value-type="float" office:value="4">
            <text:p>4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37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27]+1" office:value-type="float" office:value="4">
            <text:p>4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38]-[.H27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28]+1" office:value-type="float" office:value="4">
            <text:p>4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39]-[.H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29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40]-[.H29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30]+1" office:value-type="float" office:value="4">
            <text:p>4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41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31]+1" office:value-type="float" office:value="4">
            <text:p>4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42]-[.H31]" office:value-type="float" office:value="530.88">
            <text:p>530.88</text:p>
          </table:table-cell>
          <table:table-cell office:value-type="float" office:value="6043.68">
            <text:p>6043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32]+1" office:value-type="float" office:value="4">
            <text:p>4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43]-[.H32]" office:value-type="float" office:value="5.32000000000062">
            <text:p>5.32</text:p>
          </table:table-cell>
          <table:table-cell office:value-type="float" office:value="4527.76">
            <text:p>4527.7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33]+1" office:value-type="float" office:value="4">
            <text:p>4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44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34]+1" office:value-type="float" office:value="4">
            <text:p>4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45]-[.H34]" office:value-type="float" office:value="0.280000000000655">
            <text:p>0.28</text:p>
          </table:table-cell>
          <table:table-cell office:value-type="float" office:value="8091.64">
            <text:p>8091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35]+1" office:value-type="float" office:value="5">
            <text:p>5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46]-[.H35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6]+1" office:value-type="float" office:value="5">
            <text:p>5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47]-[.H36]" office:value-type="float" office:value="812.94">
            <text:p>812.94</text:p>
          </table:table-cell>
          <table:table-cell office:value-type="float" office:value="6007.82">
            <text:p>6007.8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37]+1" office:value-type="float" office:value="5">
            <text:p>5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48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38]+1" office:value-type="float" office:value="5">
            <text:p>5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49]-[.H38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39]+1" office:value-type="float" office:value="5">
            <text:p>5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50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40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51]-[.H40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41]+1" office:value-type="float" office:value="5">
            <text:p>5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52]-[.H4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42]+1" office:value-type="float" office:value="5">
            <text:p>5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53]-[.H42]" office:value-type="float" office:value="588.74">
            <text:p>588.74</text:p>
          </table:table-cell>
          <table:table-cell office:value-type="float" office:value="6632.42">
            <text:p>6632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43]+1" office:value-type="float" office:value="5">
            <text:p>5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54]-[.H43]" office:value-type="float" office:value="-4527.76">
            <text:p>-4527.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44]+1" office:value-type="float" office:value="5">
            <text:p>5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55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45]+1" office:value-type="float" office:value="5">
            <text:p>5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56]-[.H45]" office:value-type="float" office:value="2730">
            <text:p>2730</text:p>
          </table:table-cell>
          <table:table-cell office:value-type="float" office:value="10821.64">
            <text:p>10821.64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51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]" office:value-type="float" office:value="2">
            <text:p>2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5]-[.H2]" office:value-type="float" office:value="32">
            <text:p>32</text:p>
          </table:table-cell>
          <table:table-cell office:value-type="float" office:value="5845">
            <text:p>584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3]"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6]-[.H3]" office:value-type="float" office:value="12">
            <text:p>12</text:p>
          </table:table-cell>
          <table:table-cell office:value-type="float" office:value="930">
            <text:p>93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17]-[.H4]" office:value-type="float" office:value="10">
            <text:p>10</text:p>
          </table:table-cell>
          <table:table-cell office:value-type="float" office:value="1489">
            <text:p>14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]" office:value-type="float" office:value="2">
            <text:p>2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8]-[.H5]" office:value-type="float" office:value="-195">
            <text:p>-1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6]" office:value-type="float" office:value="2">
            <text:p>2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9]-[.H6]" office:value-type="float" office:value="4">
            <text:p>4</text:p>
          </table:table-cell>
          <table:table-cell office:value-type="float" office:value="3049">
            <text:p>304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20]-[.H7]"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21]-[.H8]" office:value-type="float" office:value="13">
            <text:p>13</text:p>
          </table:table-cell>
          <table:table-cell office:value-type="float" office:value="6234">
            <text:p>62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9]" office:value-type="float" office:value="2">
            <text:p>2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22]-[.H9]"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0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23]-[.H10]" office:value-type="float" office:value="9">
            <text:p>9</text:p>
          </table:table-cell>
          <table:table-cell office:value-type="float" office:value="5737">
            <text:p>57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1]" office:value-type="float" office:value="2">
            <text:p>2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24]-[.H11]" office:value-type="float" office:value="7">
            <text:p>7</text:p>
          </table:table-cell>
          <table:table-cell office:value-type="float" office:value="1634">
            <text:p>16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2]" office:value-type="float" office:value="2">
            <text:p>2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25]-[.H12]" office:value-type="float" office:value="39">
            <text:p>39</text:p>
          </table:table-cell>
          <table:table-cell office:value-type="float" office:value="5362">
            <text:p>53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3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26]-[.H13]" office:value-type="float" office:value="27">
            <text:p>27</text:p>
          </table:table-cell>
          <table:table-cell office:value-type="float" office:value="2480">
            <text:p>24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4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27]-[.H14]" office:value-type="float" office:value="9">
            <text:p>9</text:p>
          </table:table-cell>
          <table:table-cell office:value-type="float" office:value="3552">
            <text:p>35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5]" office:value-type="float" office:value="3">
            <text:p>3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28]-[.H15]" office:value-type="float" office:value="527">
            <text:p>527</text:p>
          </table:table-cell>
          <table:table-cell office:value-type="float" office:value="6372">
            <text:p>63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6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29]-[.H16]" office:value-type="float" office:value="-930">
            <text:p>-9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7]" office:value-type="float" office:value="3">
            <text:p>3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30]-[.H17]" office:value-type="float" office:value="60">
            <text:p>60</text:p>
          </table:table-cell>
          <table:table-cell office:value-type="float" office:value="1549">
            <text:p>154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31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9]" office:value-type="float" office:value="3">
            <text:p>3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32]-[.H19]" office:value-type="float" office:value="71">
            <text:p>71</text:p>
          </table:table-cell>
          <table:table-cell office:value-type="float" office:value="3120">
            <text:p>312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33]-[.H20]" office:value-type="float" office:value="20">
            <text:p>20</text:p>
          </table:table-cell>
          <table:table-cell office:value-type="float" office:value="1370">
            <text:p>137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21]" office:value-type="float" office:value="3">
            <text:p>3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34]-[.H21]" office:value-type="float" office:value="25">
            <text:p>25</text:p>
          </table:table-cell>
          <table:table-cell office:value-type="float" office:value="6259">
            <text:p>62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22]" office:value-type="float" office:value="3">
            <text:p>3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35]-[.H22]" office:value-type="float" office:value="19">
            <text:p>19</text:p>
          </table:table-cell>
          <table:table-cell office:value-type="float" office:value="1129">
            <text:p>112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23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36]-[.H23]" office:value-type="float" office:value="9">
            <text:p>9</text:p>
          </table:table-cell>
          <table:table-cell office:value-type="float" office:value="5746">
            <text:p>57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24]" office:value-type="float" office:value="3">
            <text:p>3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37]-[.H24]" office:value-type="float" office:value="49">
            <text:p>49</text:p>
          </table:table-cell>
          <table:table-cell office:value-type="float" office:value="1683">
            <text:p>168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25]" office:value-type="float" office:value="3">
            <text:p>3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38]-[.H25]" office:value-type="float" office:value="57">
            <text:p>57</text:p>
          </table:table-cell>
          <table:table-cell office:value-type="float" office:value="5419">
            <text:p>541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26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39]-[.H26]" office:value-type="float" office:value="27">
            <text:p>27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27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40]-[.H27]" office:value-type="float" office:value="4">
            <text:p>4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8]" office:value-type="float" office:value="4">
            <text:p>4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41]-[.H28]" office:value-type="float" office:value="238">
            <text:p>238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42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43]-[.H30]" office:value-type="float" office:value="29">
            <text:p>29</text:p>
          </table:table-cell>
          <table:table-cell office:value-type="float" office:value="1578">
            <text:p>15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31]" office:value-type="float" office:value="4">
            <text:p>4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45]-[.H32]" office:value-type="float" office:value="758">
            <text:p>758</text:p>
          </table:table-cell>
          <table:table-cell office:value-type="float" office:value="3878">
            <text:p>38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3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46]-[.H33]" office:value-type="float" office:value="3">
            <text:p>3</text:p>
          </table:table-cell>
          <table:table-cell office:value-type="float" office:value="1373">
            <text:p>137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47]-[.H34]" office:value-type="float" office:value="3">
            <text:p>3</text:p>
          </table:table-cell>
          <table:table-cell office:value-type="float" office:value="6262">
            <text:p>62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35]" office:value-type="float" office:value="4">
            <text:p>4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48]-[.H35]" office:value-type="float" office:value="-1129">
            <text:p>-112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36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49]-[.H36]" office:value-type="float" office:value="1">
            <text:p>1</text:p>
          </table:table-cell>
          <table:table-cell office:value-type="float" office:value="5747">
            <text:p>574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37]" office:value-type="float" office:value="4">
            <text:p>4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50]-[.H37]" office:value-type="float" office:value="6">
            <text:p>6</text:p>
          </table:table-cell>
          <table:table-cell office:value-type="float" office:value="1689">
            <text:p>16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38]" office:value-type="float" office:value="4">
            <text:p>4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51]-[.H38]" office:value-type="float" office:value="13">
            <text:p>13</text:p>
          </table:table-cell>
          <table:table-cell office:value-type="float" office:value="5432">
            <text:p>54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39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52]-[.H39]" office:value-type="float" office:value="0">
            <text:p>0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40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53]-[.H40]" office:value-type="float" office:value="0">
            <text:p>0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41]" office:value-type="float" office:value="5">
            <text:p>5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54]-[.H41]" office:value-type="float" office:value="0">
            <text:p>0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42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3]" office:value-type="float" office:value="5">
            <text:p>5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56]-[.H43]" office:value-type="float" office:value="204">
            <text:p>204</text:p>
          </table:table-cell>
          <table:table-cell office:value-type="float" office:value="1782">
            <text:p>17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44]" office:value-type="float" office:value="5">
            <text:p>5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58]-[.H45]" office:value-type="float" office:value="22">
            <text:p>22</text:p>
          </table:table-cell>
          <table:table-cell office:value-type="float" office:value="3900">
            <text:p>39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46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59]-[.H46]" office:value-type="float" office:value="-1373">
            <text:p>-137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47]" office:value-type="float" office:value="5">
            <text:p>5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60]-[.H47]" office:value-type="float" office:value="269">
            <text:p>269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48]" office:value-type="float" office:value="5">
            <text:p>5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61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62]-[.H49]" office:value-type="float" office:value="216">
            <text:p>216</text:p>
          </table:table-cell>
          <table:table-cell office:value-type="float" office:value="5963">
            <text:p>59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50]" office:value-type="float" office:value="5">
            <text:p>5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63]-[.H50]" office:value-type="float" office:value="153">
            <text:p>153</text:p>
          </table:table-cell>
          <table:table-cell office:value-type="float" office:value="1842">
            <text:p>184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51]" office:value-type="float" office:value="5">
            <text:p>5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64]-[.H51]" office:value-type="float" office:value="212">
            <text:p>212</text:p>
          </table:table-cell>
          <table:table-cell office:value-type="float" office:value="5644">
            <text:p>56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52]" office:value-type="float" office:value="5">
            <text:p>5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65]-[.H52]" office:value-type="float" office:value="141">
            <text:p>141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53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66]-[.H53]" office:value-type="float" office:value="80">
            <text:p>8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54]" office:value-type="float" office:value="6">
            <text:p>6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67]-[.H54]" office:value-type="float" office:value="-145">
            <text:p>-145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55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56]" office:value-type="float" office:value="6">
            <text:p>6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69]-[.H56]" office:value-type="float" office:value="9.75">
            <text:p>9.75</text:p>
          </table:table-cell>
          <table:table-cell office:value-type="float" office:value="1791.75">
            <text:p>1791.7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7]" office:value-type="float" office:value="6">
            <text:p>6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58]" office:value-type="float" office:value="6">
            <text:p>6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71]-[.H58]" office:value-type="float" office:value="120.75">
            <text:p>120.75</text:p>
          </table:table-cell>
          <table:table-cell office:value-type="float" office:value="4020.75">
            <text:p>4020.7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59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60]" office:value-type="float" office:value="6">
            <text:p>6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73]-[.H60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61]" office:value-type="float" office:value="6">
            <text:p>6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74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62]" office:value-type="float" office:value="6">
            <text:p>6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75]-[.H62]" office:value-type="float" office:value="0.75">
            <text:p>0.75</text:p>
          </table:table-cell>
          <table:table-cell office:value-type="float" office:value="5963.75">
            <text:p>5963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63]" office:value-type="float" office:value="6">
            <text:p>6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76]-[.H63]" office:value-type="float" office:value="3">
            <text:p>3</text:p>
          </table:table-cell>
          <table:table-cell office:value-type="float" office:value="1845">
            <text:p>184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64]" office:value-type="float" office:value="6">
            <text:p>6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77]-[.H64]" office:value-type="float" office:value="9">
            <text:p>9</text:p>
          </table:table-cell>
          <table:table-cell office:value-type="float" office:value="5653">
            <text:p>56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65]" office:value-type="float" office:value="6">
            <text:p>6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78]-[.H65]" office:value-type="float" office:value="0">
            <text:p>0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66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79]-[.H66]" office:value-type="float" office:value="0">
            <text:p>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67]" office:value-type="float" office:value="7">
            <text:p>7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80]-[.H67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6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69]" office:value-type="float" office:value="7">
            <text:p>7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82]-[.H69]" office:value-type="float" office:value="2.25">
            <text:p>2.25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70]" office:value-type="float" office:value="7">
            <text:p>7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71]" office:value-type="float" office:value="7">
            <text:p>7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84]-[.H71]" office:value-type="float" office:value="0.25">
            <text:p>0.25</text:p>
          </table:table-cell>
          <table:table-cell office:value-type="float" office:value="4021">
            <text:p>402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2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85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73]" office:value-type="float" office:value="7">
            <text:p>7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86]-[.H73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74]" office:value-type="float" office:value="7">
            <text:p>7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87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75]" office:value-type="float" office:value="7">
            <text:p>7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88]-[.H75]" office:value-type="float" office:value="49.5">
            <text:p>49.5</text:p>
          </table:table-cell>
          <table:table-cell office:value-type="float" office:value="6013.25">
            <text:p>6013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76]" office:value-type="float" office:value="7">
            <text:p>7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89]-[.H76]" office:value-type="float" office:value="1.5">
            <text:p>1.5</text:p>
          </table:table-cell>
          <table:table-cell office:value-type="float" office:value="1846.5">
            <text:p>1846.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77]" office:value-type="float" office:value="7">
            <text:p>7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90]-[.H77]" office:value-type="float" office:value="4">
            <text:p>4</text:p>
          </table:table-cell>
          <table:table-cell office:value-type="float" office:value="5657">
            <text:p>56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78]" office:value-type="float" office:value="7">
            <text:p>7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91]-[.H78]" office:value-type="float" office:value="3">
            <text:p>3</text:p>
          </table:table-cell>
          <table:table-cell office:value-type="float" office:value="2651">
            <text:p>265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79]" office:value-type="float" office:value="7">
            <text:p>7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92]-[.H79]" office:value-type="float" office:value="3.5">
            <text:p>3.5</text:p>
          </table:table-cell>
          <table:table-cell office:value-type="float" office:value="3639.5">
            <text:p>36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80]" office:value-type="float" office:value="8">
            <text:p>8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93]-[.H80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81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82]" office:value-type="float" office:value="8">
            <text:p>8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-1794">
            <text:p>-1794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83]" office:value-type="float" office:value="8">
            <text:p>8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84]" office:value-type="float" office:value="8">
            <text:p>8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97]-[.H84]" office:value-type="float" office:value="94">
            <text:p>94</text:p>
          </table:table-cell>
          <table:table-cell office:value-type="float" office:value="4115">
            <text:p>411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85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98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6]" office:value-type="float" office:value="8">
            <text:p>8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99]-[.H86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87]" office:value-type="float" office:value="8">
            <text:p>8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100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88]" office:value-type="float" office:value="8">
            <text:p>8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101]-[.H88]" office:value-type="float" office:value="316.75">
            <text:p>316.75</text:p>
          </table:table-cell>
          <table:table-cell office:value-type="float" office:value="6330">
            <text:p>63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89]" office:value-type="float" office:value="8">
            <text:p>8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102]-[.H89]" office:value-type="float" office:value="343.25">
            <text:p>343.25</text:p>
          </table:table-cell>
          <table:table-cell office:value-type="float" office:value="2189.75">
            <text:p>2189.75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90]" office:value-type="float" office:value="8">
            <text:p>8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103]-[.H90]" office:value-type="float" office:value="455">
            <text:p>455</text:p>
          </table:table-cell>
          <table:table-cell office:value-type="float" office:value="6112">
            <text:p>61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91]" office:value-type="float" office:value="8">
            <text:p>8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104]-[.H91]" office:value-type="float" office:value="149">
            <text:p>149</text:p>
          </table:table-cell>
          <table:table-cell office:value-type="float" office:value="2800">
            <text:p>280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92]" office:value-type="float" office:value="8">
            <text:p>8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105]-[.H92]" office:value-type="float" office:value="238.25">
            <text:p>238.25</text:p>
          </table:table-cell>
          <table:table-cell office:value-type="float" office:value="3877.75">
            <text:p>3877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2]" office:value-type="float" office:value="2">
            <text:p>2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288">
            <text:p>288</text:p>
          </table:table-cell>
          <table:table-cell table:formula="of:=[.H2]+[.G14]" office:value-type="float" office:value="5755">
            <text:p>575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3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493">
            <text:p>493</text:p>
          </table:table-cell>
          <table:table-cell table:formula="of:=[.H3]+[.G15]" office:value-type="float" office:value="8238">
            <text:p>823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4]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-218">
            <text:p>-218</text:p>
          </table:table-cell>
          <table:table-cell table:formula="of:=[.H4]+[.G1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5]" office:value-type="float" office:value="2">
            <text:p>2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272">
            <text:p>272</text:p>
          </table:table-cell>
          <table:table-cell table:formula="of:=[.H5]+[.G17]" office:value-type="float" office:value="5404">
            <text:p>540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6]" office:value-type="float" office:value="2">
            <text:p>2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377">
            <text:p>377</text:p>
          </table:table-cell>
          <table:table-cell table:formula="of:=[.H6]+[.G18]" office:value-type="float" office:value="3097">
            <text:p>309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7]"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-1035">
            <text:p>-1035</text:p>
          </table:table-cell>
          <table:table-cell table:formula="of:=[.H7]+[.G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8]" office:value-type="float" office:value="2">
            <text:p>2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121">
            <text:p>121</text:p>
          </table:table-cell>
          <table:table-cell table:formula="of:=[.H8]+[.G20]" office:value-type="float" office:value="5248">
            <text:p>52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9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-555">
            <text:p>-555</text:p>
          </table:table-cell>
          <table:table-cell table:formula="of:=[.H9]+[.G2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10]" office:value-type="float" office:value="2">
            <text:p>2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table:formula="of:=[.H10]+[.G22]"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11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-81">
            <text:p>-81</text:p>
          </table:table-cell>
          <table:table-cell table:formula="of:=[.H11]+[.G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12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78">
            <text:p>78</text:p>
          </table:table-cell>
          <table:table-cell table:formula="of:=[.H12]+[.G24]" office:value-type="float" office:value="8298">
            <text:p>829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13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61">
            <text:p>61</text:p>
          </table:table-cell>
          <table:table-cell table:formula="of:=[.H13]+[.G25]" office:value-type="float" office:value="6169">
            <text:p>61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4/03/2017</text:date>, <text:time>01:5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4T01:51:26.87</dc:date>
    <dc:creator>Bob Harper</dc:creator>
    <meta:editing-duration>P2DT15H20M12S</meta:editing-duration>
    <meta:editing-cycles>295</meta:editing-cycles>
    <meta:generator>OpenOffice/4.1.1$Win32 OpenOffice.org_project/411m6$Build-9775</meta:generator>
    <meta:document-statistic meta:table-count="18" meta:cell-count="14873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